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wiss"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paragraph-properties fo:text-align="center"/>
    </style:style>
    <style:style style:name="T10" style:parent-style-name="DefaultParagraphFont" style:family="text">
      <style:text-properties fo:language="en" fo:country="GB"/>
    </style:style>
    <style:style style:name="T11" style:parent-style-name="CommentReference" style:family="text">
      <style:text-properties fo:language="en" fo:country="GB"/>
    </style:style>
    <style:style style:name="T12" style:parent-style-name="DefaultParagraphFont" style:family="text">
      <style:text-properties fo:language="en" fo:country="GB"/>
    </style:style>
    <style:style style:name="P13" style:parent-style-name="Normal" style:family="paragraph">
      <style:paragraph-properties fo:text-align="center"/>
      <style:text-properties fo:language="en" fo:country="GB"/>
    </style:style>
    <style:style style:name="P14" style:parent-style-name="Normal" style:family="paragraph">
      <style:paragraph-properties fo:text-align="center" fo:margin-bottom="0.25in"/>
    </style:style>
    <style:style style:name="T15" style:parent-style-name="DefaultParagraphFont" style:family="text">
      <style:text-properties fo:language="en" fo:country="GB"/>
    </style:style>
    <style:style style:name="T16" style:parent-style-name="Hyperlink" style:family="text">
      <style:text-properties fo:language="en" fo:country="GB"/>
    </style:style>
    <style:style style:name="T17" style:parent-style-name="DefaultParagraphFont" style:family="text">
      <style:text-properties fo:language="en" fo:country="GB"/>
    </style:style>
    <style:style style:name="P18" style:parent-style-name="Normal" style:family="paragraph">
      <style:paragraph-properties fo:text-align="center"/>
      <style:text-properties fo:language="en" fo:country="GB"/>
    </style:style>
    <style:style style:name="P19" style:parent-style-name="Normal" style:family="paragraph">
      <style:paragraph-properties fo:text-align="center"/>
      <style:text-properties fo:language="en" fo:country="GB"/>
    </style:style>
    <style:style style:name="P20" style:parent-style-name="Normal" style:family="paragraph">
      <style:paragraph-properties fo:text-align="center"/>
    </style:style>
    <style:style style:name="T21" style:parent-style-name="DefaultParagraphFont" style:family="text">
      <style:text-properties fo:language="en" fo:country="GB"/>
    </style:style>
    <style:style style:name="T22" style:parent-style-name="DefaultParagraphFont" style:family="text">
      <style:text-properties style:text-position="super 63.6%" fo:language="en" fo:country="GB"/>
    </style:style>
    <style:style style:name="T23" style:parent-style-name="DefaultParagraphFont" style:family="text">
      <style:text-properties fo:language="en" fo:country="GB"/>
    </style:style>
    <style:style style:name="T24" style:parent-style-name="CommentReference" style:family="text">
      <style:text-properties fo:language="en" fo:country="GB"/>
    </style:style>
    <style:style style:name="P25" style:parent-style-name="Normal" style:family="paragraph">
      <style:paragraph-properties fo:text-align="center"/>
      <style:text-properties fo:language="en" fo:country="GB"/>
    </style:style>
    <style:style style:name="P26" style:parent-style-name="Normal" style:family="paragraph">
      <style:paragraph-properties fo:text-align="center"/>
      <style:text-properties fo:language="en" fo:country="GB"/>
    </style:style>
    <style:style style:name="P27" style:parent-style-name="Normal" style:family="paragraph">
      <style:paragraph-properties fo:text-align="center"/>
      <style:text-properties fo:language="en" fo:country="GB"/>
    </style:style>
    <style:style style:name="P28" style:parent-style-name="Normal" style:family="paragraph">
      <style:paragraph-properties fo:text-align="center"/>
      <style:text-properties fo:language="en" fo:country="GB"/>
    </style:style>
    <style:style style:name="P29" style:parent-style-name="Normal" style:family="paragraph">
      <style:paragraph-properties fo:text-align="center"/>
      <style:text-properties fo:language="en" fo:country="GB"/>
    </style:style>
    <style:style style:name="P30" style:parent-style-name="Normal" style:family="paragraph">
      <style:paragraph-properties fo:text-align="center"/>
      <style:text-properties fo:language="en" fo:country="GB"/>
    </style:style>
    <style:style style:name="P31" style:parent-style-name="Normal" style:family="paragraph">
      <style:paragraph-properties fo:text-align="center"/>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CommentReference" style:family="text">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CommentReference"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CommentReference" style:family="text">
      <style:text-properties fo:language="en" fo:country="GB"/>
    </style:style>
    <style:style style:name="T43" style:parent-style-name="DefaultParagraphFont" style:family="text">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P70" style:parent-style-name="Normal" style:family="paragraph">
      <style:text-properties fo:language="en" fo:country="GB"/>
    </style:style>
    <style:style style:name="P71" style:parent-style-name="FrontMatterHeader" style:family="paragraph">
      <style:paragraph-properties fo:break-before="page"/>
    </style:style>
    <style:style style:name="P72" style:parent-style-name="Normal" style:family="paragraph">
      <style:text-properties fo:language="en" fo:country="GB"/>
    </style:style>
    <style:style style:name="P73" style:parent-style-name="Normal" style:family="paragraph">
      <style:paragraph-properties fo:text-align="start"/>
      <style:text-properties fo:language="en" fo:country="GB"/>
    </style:style>
    <style:style style:name="P74" style:parent-style-name="ListParagraph" style:list-style-name="LFO7" style:family="paragraph">
      <style:text-properties fo:language="en" fo:country="GB"/>
    </style:style>
    <style:style style:name="P75" style:parent-style-name="ListParagraph" style:family="paragraph">
      <style:text-properties fo:language="en" fo:country="GB"/>
    </style:style>
    <style:style style:name="P76" style:parent-style-name="ListParagraph" style:list-style-name="LFO7" style:family="paragraph">
      <style:text-properties fo:language="en" fo:country="GB"/>
    </style:style>
    <style:style style:name="P77" style:parent-style-name="ListParagraph" style:family="paragraph">
      <style:text-properties fo:language="en" fo:country="GB"/>
    </style:style>
    <style:style style:name="P78" style:parent-style-name="ListParagraph" style:list-style-name="LFO7" style:family="paragraph">
      <style:text-properties fo:language="en" fo:country="GB"/>
    </style:style>
    <style:style style:name="P79" style:parent-style-name="ListParagraph" style:family="paragraph">
      <style:text-properties fo:language="en" fo:country="GB"/>
    </style:style>
    <style:style style:name="P80" style:parent-style-name="ListParagraph" style:list-style-name="LFO7" style:family="paragraph">
      <style:text-properties fo:language="en" fo:country="GB"/>
    </style:style>
    <style:style style:name="P81" style:parent-style-name="ListParagraph" style:family="paragraph">
      <style:text-properties fo:language="en" fo:country="GB"/>
    </style:style>
    <style:style style:name="P82" style:parent-style-name="ListParagraph"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 style:family="paragraph">
      <style:text-properties fo:language="en" fo:country="GB"/>
    </style:style>
    <style:style style:name="P99" style:parent-style-name="NormalWeb" style:family="paragraph">
      <style:text-properties fo:language="en" fo:country="GB"/>
    </style:style>
    <style:style style:name="P100" style:parent-style-name="NormalWeb" style:family="paragraph">
      <style:text-properties fo:language="en" fo:country="GB"/>
    </style:style>
    <style:style style:name="P101" style:parent-style-name="FrontMatterHeader" style:family="paragraph">
      <style:paragraph-properties fo:break-before="page"/>
    </style:style>
    <style:style style:name="P102" style:parent-style-name="Normal" style:family="paragraph">
      <style:text-properties fo:language="en" fo:country="GB"/>
    </style:style>
    <style:style style:name="P103" style:parent-style-name="Normal" style:family="paragraph">
      <style:text-properties fo:language="en" fo:country="GB"/>
    </style:style>
    <style:style style:name="P104" style:parent-style-name="Normal" style:family="paragraph">
      <style:text-properties fo:language="en" fo:country="GB"/>
    </style:style>
    <style:style style:name="P105" style:parent-style-name="Normal" style:family="paragraph">
      <style:text-properties fo:language="en" fo:country="GB"/>
    </style:style>
    <style:style style:name="P106" style:parent-style-name="Normal" style:family="paragraph">
      <style:paragraph-properties fo:break-before="page"/>
    </style:style>
    <style:style style:name="P107" style:parent-style-name="Normal" style:family="paragraph">
      <style:text-properties fo:language="en" fo:country="GB"/>
    </style:style>
    <style:style style:name="P108" style:parent-style-name="Normal" style:family="paragraph">
      <style:text-properties fo:language="en" fo:country="GB"/>
    </style:style>
    <style:style style:name="P109" style:parent-style-name="Normal" style:family="paragraph">
      <style:text-properties fo:language="en" fo:country="GB"/>
    </style:style>
    <style:style style:name="P110" style:parent-style-name="Normal" style:family="paragraph">
      <style:text-properties fo:language="en" fo:country="GB"/>
    </style:style>
    <style:style style:name="P111" style:parent-style-name="Normal" style:family="paragraph">
      <style:paragraph-properties fo:break-before="page"/>
      <style:text-properties fo:language="en" fo:country="GB"/>
    </style:style>
    <style:style style:name="P112" style:parent-style-name="Normal" style:family="paragraph">
      <style:text-properties fo:language="en" fo:country="GB"/>
    </style:style>
    <style:style style:name="P11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14" style:parent-style-name="DefaultParagraphFont" style:family="text">
      <style:text-properties fo:language="en" fo:country="GB"/>
    </style:style>
    <style:style style:name="T115"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16" style:parent-style-name="DefaultParagraphFont" style:family="text">
      <style:text-properties fo:language="en" fo:country="GB"/>
    </style:style>
    <style:style style:name="P117"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18" style:parent-style-name="DefaultParagraphFont" style:family="text">
      <style:text-properties fo:language="en" fo:country="GB"/>
    </style:style>
    <style:style style:name="T119"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20" style:parent-style-name="DefaultParagraphFont" style:family="text">
      <style:text-properties fo:language="en" fo:country="GB"/>
    </style:style>
    <style:style style:name="P121"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22" style:parent-style-name="DefaultParagraphFont" style:family="text">
      <style:text-properties fo:language="en" fo:country="GB"/>
    </style:style>
    <style:style style:name="T123"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24" style:parent-style-name="DefaultParagraphFont" style:family="text">
      <style:text-properties fo:language="en" fo:country="GB"/>
    </style:style>
    <style:style style:name="P125"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26" style:parent-style-name="DefaultParagraphFont" style:family="text">
      <style:text-properties fo:language="en" fo:country="GB"/>
    </style:style>
    <style:style style:name="T127"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28" style:parent-style-name="DefaultParagraphFont" style:family="text">
      <style:text-properties fo:language="en" fo:country="GB"/>
    </style:style>
    <style:style style:name="P12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0" style:parent-style-name="DefaultParagraphFont" style:family="text">
      <style:text-properties fo:language="en" fo:country="GB"/>
    </style:style>
    <style:style style:name="T131"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32" style:parent-style-name="DefaultParagraphFont" style:family="text">
      <style:text-properties fo:language="en" fo:country="GB"/>
    </style:style>
    <style:style style:name="P133"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34" style:parent-style-name="DefaultParagraphFont" style:family="text">
      <style:text-properties fo:language="en" fo:country="GB"/>
    </style:style>
    <style:style style:name="T135"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P138"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39" style:parent-style-name="DefaultParagraphFont" style:family="text">
      <style:text-properties fo:language="en" fo:country="GB"/>
    </style:style>
    <style:style style:name="T140"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41" style:parent-style-name="DefaultParagraphFont" style:family="text">
      <style:text-properties fo:language="en" fo:country="GB"/>
    </style:style>
    <style:style style:name="P142"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43" style:parent-style-name="DefaultParagraphFont" style:family="text">
      <style:text-properties fo:language="en" fo:country="GB"/>
    </style:style>
    <style:style style:name="T144" style:parent-style-name="DefaultParagraphFont" style:family="text">
      <style:text-properties style:font-name-complex="Times New Roman" fo:font-size="12pt" style:font-size-asian="12pt" style:font-size-complex="12pt" fo:language="en" fo:country="GB" style:language-asian="en" style:country-asian="US"/>
    </style:style>
    <style:style style:name="T145" style:parent-style-name="DefaultParagraphFont" style:family="text">
      <style:text-properties fo:language="en" fo:country="GB"/>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47" style:parent-style-name="DefaultParagraphFont" style:family="text">
      <style:text-properties fo:language="en" fo:country="GB"/>
    </style:style>
    <style:style style:name="T148"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49" style:parent-style-name="DefaultParagraphFont" style:family="text">
      <style:text-properties fo:language="en" fo:country="GB"/>
    </style:style>
    <style:style style:name="P150"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51" style:parent-style-name="DefaultParagraphFont" style:family="text">
      <style:text-properties fo:language="en" fo:country="GB"/>
    </style:style>
    <style:style style:name="T152"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53" style:parent-style-name="DefaultParagraphFont" style:family="text">
      <style:text-properties fo:language="en" fo:country="GB"/>
    </style:style>
    <style:style style:name="P15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5" style:parent-style-name="DefaultParagraphFont" style:family="text">
      <style:text-properties fo:language="en" fo:country="GB"/>
    </style:style>
    <style:style style:name="T156"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57" style:parent-style-name="DefaultParagraphFont" style:family="text">
      <style:text-properties fo:language="en" fo:country="GB"/>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fo:language="en" fo:country="GB"/>
    </style:style>
    <style:style style:name="T160"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61" style:parent-style-name="DefaultParagraphFont" style:family="text">
      <style:text-properties fo:language="en" fo:country="GB"/>
    </style:style>
    <style:style style:name="P162"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63" style:parent-style-name="DefaultParagraphFont" style:family="text">
      <style:text-properties fo:language="en" fo:country="GB"/>
    </style:style>
    <style:style style:name="T164"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65" style:parent-style-name="DefaultParagraphFont" style:family="text">
      <style:text-properties fo:language="en" fo:country="GB"/>
    </style:style>
    <style:style style:name="P166"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67" style:parent-style-name="DefaultParagraphFont" style:family="text">
      <style:text-properties fo:language="en" fo:country="GB"/>
    </style:style>
    <style:style style:name="T168"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69" style:parent-style-name="DefaultParagraphFont" style:family="text">
      <style:text-properties fo:language="en" fo:country="GB"/>
    </style:style>
    <style:style style:name="P170"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1" style:parent-style-name="DefaultParagraphFont" style:family="text">
      <style:text-properties fo:language="en" fo:country="GB"/>
    </style:style>
    <style:style style:name="T172" style:parent-style-name="DefaultParagraphFont" style:family="text">
      <style:text-properties style:font-name-complex="Times New Roman" fo:font-size="12pt" style:font-size-asian="12pt" style:font-size-complex="12pt" fo:language="en" fo:country="GB" style:language-asian="en" style:country-asian="US"/>
    </style:style>
    <style:style style:name="T173" style:parent-style-name="DefaultParagraphFont" style:family="text">
      <style:text-properties fo:language="en" fo:country="GB"/>
    </style:style>
    <style:style style:name="P174"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5" style:parent-style-name="DefaultParagraphFont" style:family="text">
      <style:text-properties fo:language="en" fo:country="GB"/>
    </style:style>
    <style:style style:name="T176" style:parent-style-name="DefaultParagraphFont" style:family="text">
      <style:text-properties style:font-name-complex="Times New Roman" fo:font-size="12pt" style:font-size-asian="12pt" style:font-size-complex="12pt" fo:language="en" fo:country="GB" style:language-asian="en" style:country-asian="US"/>
    </style:style>
    <style:style style:name="T177" style:parent-style-name="DefaultParagraphFont" style:family="text">
      <style:text-properties fo:language="en" fo:country="GB"/>
    </style:style>
    <style:style style:name="T178" style:parent-style-name="DefaultParagraphFont" style:family="text">
      <style:text-properties fo:language="en" fo:country="GB"/>
    </style:style>
    <style:style style:name="P179"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80" style:parent-style-name="DefaultParagraphFont" style:family="text">
      <style:text-properties fo:language="en" fo:country="GB"/>
    </style:style>
    <style:style style:name="T181" style:parent-style-name="DefaultParagraphFont" style:family="text">
      <style:text-properties style:font-name-complex="Times New Roman" fo:font-size="12pt" style:font-size-asian="12pt" style:font-size-complex="12pt" fo:language="en" fo:country="GB" style:language-asian="en" style:country-asian="US"/>
    </style:style>
    <style:style style:name="T182" style:parent-style-name="DefaultParagraphFont" style:family="text">
      <style:text-properties fo:language="en" fo:country="GB"/>
    </style:style>
    <style:style style:name="P183"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84" style:parent-style-name="DefaultParagraphFont" style:family="text">
      <style:text-properties fo:language="en" fo:country="GB"/>
    </style:style>
    <style:style style:name="T185" style:parent-style-name="DefaultParagraphFont" style:family="text">
      <style:text-properties style:font-name-complex="Times New Roman" fo:font-size="12pt" style:font-size-asian="12pt" style:font-size-complex="12pt" fo:language="en" fo:country="GB" style:language-asian="en" style:country-asian="US"/>
    </style:style>
    <style:style style:name="T186" style:parent-style-name="DefaultParagraphFont" style:family="text">
      <style:text-properties fo:language="en" fo:country="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88" style:parent-style-name="DefaultParagraphFont" style:family="text">
      <style:text-properties fo:language="en" fo:country="GB"/>
    </style:style>
    <style:style style:name="T189"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90" style:parent-style-name="DefaultParagraphFont" style:family="text">
      <style:text-properties fo:language="en" fo:country="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92" style:parent-style-name="DefaultParagraphFont" style:family="text">
      <style:text-properties fo:language="en" fo:country="GB"/>
    </style:style>
    <style:style style:name="T193"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94" style:parent-style-name="DefaultParagraphFont" style:family="text">
      <style:text-properties fo:language="en" fo:country="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fo:language="en" fo:country="GB"/>
    </style:style>
    <style:style style:name="T197"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98" style:parent-style-name="DefaultParagraphFont" style:family="text">
      <style:text-properties fo:language="en" fo:country="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fo:language="en" fo:country="GB"/>
    </style:style>
    <style:style style:name="T201"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202" style:parent-style-name="DefaultParagraphFont" style:family="text">
      <style:text-properties fo:language="en" fo:country="GB"/>
    </style:style>
    <style:style style:name="P20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4" style:parent-style-name="DefaultParagraphFont" style:family="text">
      <style:text-properties fo:language="en" fo:country="GB"/>
    </style:style>
    <style:style style:name="T205"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206" style:parent-style-name="DefaultParagraphFont" style:family="text">
      <style:text-properties fo:language="en" fo:country="GB"/>
    </style:style>
    <style:style style:name="P207"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fo:language="en" fo:country="GB"/>
    </style:style>
    <style:style style:name="T209"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10" style:parent-style-name="DefaultParagraphFont" style:family="text">
      <style:text-properties fo:language="en" fo:country="GB"/>
    </style:style>
    <style:style style:name="P211"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2" style:parent-style-name="DefaultParagraphFont" style:family="text">
      <style:text-properties fo:language="en" fo:country="GB"/>
    </style:style>
    <style:style style:name="T213"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14" style:parent-style-name="DefaultParagraphFont" style:family="text">
      <style:text-properties fo:language="en" fo:country="GB"/>
    </style:style>
    <style:style style:name="P215"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6" style:parent-style-name="DefaultParagraphFont" style:family="text">
      <style:text-properties fo:language="en" fo:country="GB"/>
    </style:style>
    <style:style style:name="T217"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18" style:parent-style-name="DefaultParagraphFont" style:family="text">
      <style:text-properties fo:language="en" fo:country="GB"/>
    </style:style>
    <style:style style:name="P219" style:parent-style-name="Normal" style:family="paragraph">
      <style:paragraph-properties fo:break-before="page"/>
      <style:text-properties fo:language="en" fo:country="GB"/>
    </style:style>
    <style:style style:name="P220" style:parent-style-name="Heading1" style:list-style-name="WW_OutlineListStyle_4" style:family="paragraph">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background-color="#FFFF00" fo:language="en" fo:country="GB"/>
    </style:style>
    <style:style style:name="T223" style:parent-style-name="DefaultParagraphFont" style:family="text">
      <style:text-properties fo:language="en" fo:country="GB"/>
    </style:style>
    <style:style style:name="T224" style:parent-style-name="DefaultParagraphFont" style:family="text">
      <style:text-properties fo:background-color="#FFFF00" fo:language="en" fo:country="GB"/>
    </style:style>
    <style:style style:name="T225" style:parent-style-name="DefaultParagraphFont" style:family="text">
      <style:text-properties fo:language="en" fo:country="GB"/>
    </style:style>
    <style:style style:name="T226" style:parent-style-name="DefaultParagraphFont" style:family="text">
      <style:text-properties fo:background-color="#FFFF00" fo:language="en" fo:country="GB"/>
    </style:style>
    <style:style style:name="T227" style:parent-style-name="DefaultParagraphFont" style:family="text">
      <style:text-properties fo:language="en" fo:country="GB"/>
    </style:style>
    <style:style style:name="T228" style:parent-style-name="DefaultParagraphFont" style:family="text">
      <style:text-properties fo:background-color="#FFFF00" fo:language="en" fo:country="GB"/>
    </style:style>
    <style:style style:name="T229" style:parent-style-name="DefaultParagraphFont" style:family="text">
      <style:text-properties fo:language="en" fo:country="GB"/>
    </style:style>
    <style:style style:name="T230" style:parent-style-name="DefaultParagraphFont" style:family="text">
      <style:text-properties fo:language="en" fo:country="GB"/>
    </style:style>
    <style:style style:name="P231" style:parent-style-name="Normal" style:family="paragraph">
      <style:text-properties fo:language="en" fo:country="GB"/>
    </style:style>
    <style:style style:name="T232" style:parent-style-name="DefaultParagraphFont" style:family="text">
      <style:text-properties fo:font-weight="bold" style:font-weight-asian="bold" fo:language="en" fo:country="GB"/>
    </style:style>
    <style:style style:name="T233" style:parent-style-name="DefaultParagraphFont" style:family="text">
      <style:text-properties fo:language="en" fo:country="GB"/>
    </style:style>
    <style:style style:name="P234" style:parent-style-name="ListParagraph" style:list-style-name="LFO7" style:family="paragraph">
      <style:text-properties fo:language="en" fo:country="GB"/>
    </style:style>
    <style:style style:name="P235" style:parent-style-name="ListParagraph" style:family="paragraph">
      <style:text-properties fo:language="en" fo:country="GB"/>
    </style:style>
    <style:style style:name="P236" style:parent-style-name="ListParagraph" style:list-style-name="LFO7" style:family="paragraph"/>
    <style:style style:name="T237" style:parent-style-name="DefaultParagraphFont" style:family="text">
      <style:text-properties fo:language="en" fo:country="GB"/>
    </style:style>
    <style:style style:name="T238" style:parent-style-name="DefaultParagraphFont" style:family="text">
      <style:text-properties fo:background-color="#FFFF00" fo:language="en" fo:country="GB"/>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language="en" fo:country="GB"/>
    </style:style>
    <style:style style:name="P242" style:parent-style-name="Heading2" style:list-style-name="WW_OutlineListStyle_4" style:family="paragraph">
      <style:text-properties fo:language="en" fo:country="GB"/>
    </style:style>
    <style:style style:name="T243" style:parent-style-name="DefaultParagraphFont" style:family="text">
      <style:text-properties fo:language="en" fo:country="GB"/>
    </style:style>
    <style:style style:name="T244" style:parent-style-name="DefaultParagraphFont" style:family="text">
      <style:text-properties fo:background-color="#FFFF00" fo:language="en" fo:country="GB"/>
    </style:style>
    <style:style style:name="T245" style:parent-style-name="DefaultParagraphFont" style:family="text">
      <style:text-properties fo:background-color="#FFFF00"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background-color="#FFFF00" fo:language="en" fo:country="GB"/>
    </style:style>
    <style:style style:name="T249" style:parent-style-name="DefaultParagraphFont" style:family="text">
      <style:text-properties fo:background-color="#FFFF00" fo:language="en" fo:country="GB"/>
    </style:style>
    <style:style style:name="T250" style:parent-style-name="DefaultParagraphFont" style:family="text">
      <style:text-properties fo:background-color="#FFFF00" fo:language="en" fo:country="GB"/>
    </style:style>
    <style:style style:name="T251" style:parent-style-name="DefaultParagraphFont" style:family="text">
      <style:text-properties fo:language="en" fo:country="GB"/>
    </style:style>
    <style:style style:name="T252" style:parent-style-name="DefaultParagraphFont" style:family="text">
      <style:text-properties fo:background-color="#FFFF00" fo:language="en" fo:country="GB"/>
    </style:style>
    <style:style style:name="T253" style:parent-style-name="DefaultParagraphFont" style:family="text">
      <style:text-properties fo:language="en" fo:country="GB"/>
    </style:style>
    <style:style style:name="P254" style:parent-style-name="Heading2" style:list-style-name="WW_OutlineListStyle_4" style:family="paragraph">
      <style:text-properties fo:language="en" fo:country="GB"/>
    </style:style>
    <style:style style:name="T255" style:parent-style-name="DefaultParagraphFont" style:family="text">
      <style:text-properties fo:background-color="#FFFF00" fo:language="en" fo:country="GB"/>
    </style:style>
    <style:style style:name="T256" style:parent-style-name="DefaultParagraphFont" style:family="text">
      <style:text-properties fo:language="en" fo:country="GB"/>
    </style:style>
    <style:style style:name="T257" style:parent-style-name="DefaultParagraphFont" style:family="text">
      <style:text-properties fo:background-color="#FFFF00" fo:language="en" fo:country="GB"/>
    </style:style>
    <style:style style:name="T258" style:parent-style-name="DefaultParagraphFont" style:family="text">
      <style:text-properties fo:language="en" fo:country="GB"/>
    </style:style>
    <style:style style:name="T259" style:parent-style-name="DefaultParagraphFont" style:family="text">
      <style:text-properties fo:background-color="#FFFF00" fo:language="en" fo:country="GB"/>
    </style:style>
    <style:style style:name="T260" style:parent-style-name="DefaultParagraphFont" style:family="text">
      <style:text-properties fo:language="en" fo:country="GB"/>
    </style:style>
    <style:style style:name="T261" style:parent-style-name="DefaultParagraphFont" style:family="text">
      <style:text-properties fo:language="en" fo:country="GB"/>
    </style:style>
    <style:style style:name="T262" style:parent-style-name="DefaultParagraphFont" style:family="text">
      <style:text-properties fo:background-color="#FFFF00" fo:language="en" fo:country="GB"/>
    </style:style>
    <style:style style:name="T263" style:parent-style-name="DefaultParagraphFont" style:family="text">
      <style:text-properties fo:language="en" fo:country="GB"/>
    </style:style>
    <style:style style:name="T264" style:parent-style-name="DefaultParagraphFont" style:family="text">
      <style:text-properties fo:background-color="#FFFF00" fo:language="en" fo:country="GB"/>
    </style:style>
    <style:style style:name="T265" style:parent-style-name="DefaultParagraphFont" style:family="text">
      <style:text-properties fo:language="en" fo:country="GB"/>
    </style:style>
    <style:style style:name="T266" style:parent-style-name="DefaultParagraphFont" style:family="text">
      <style:text-properties fo:background-color="#FFFF00" fo:language="en" fo:country="GB"/>
    </style:style>
    <style:style style:name="T267" style:parent-style-name="DefaultParagraphFont" style:family="text">
      <style:text-properties fo:language="en" fo:country="GB"/>
    </style:style>
    <style:style style:name="P268" style:parent-style-name="Normal" style:family="paragraph">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fo:background-color="#FFFF00" fo:language="en" fo:country="GB"/>
    </style:style>
    <style:style style:name="T271" style:parent-style-name="DefaultParagraphFont" style:family="text">
      <style:text-properties fo:background-color="#FFFF00" fo:language="en" fo:country="GB"/>
    </style:style>
    <style:style style:name="T272" style:parent-style-name="DefaultParagraphFont" style:family="text">
      <style:text-properties fo:language="en" fo:country="GB"/>
    </style:style>
    <style:style style:name="T273" style:parent-style-name="DefaultParagraphFont" style:family="text">
      <style:text-properties fo:background-color="#FFFF00" fo:language="en" fo:country="GB"/>
    </style:style>
    <style:style style:name="T274" style:parent-style-name="DefaultParagraphFont" style:family="text">
      <style:text-properties fo:language="en" fo:country="GB"/>
    </style:style>
    <style:style style:name="P275" style:parent-style-name="Normal" style:family="paragraph">
      <style:text-properties fo:language="en" fo:country="GB"/>
    </style:style>
    <style:style style:name="T276" style:parent-style-name="DefaultParagraphFont" style:family="text">
      <style:text-properties fo:language="en" fo:country="GB"/>
    </style:style>
    <style:style style:name="T277" style:parent-style-name="DefaultParagraphFont" style:family="text">
      <style:text-properties fo:background-color="#FFFF00" fo:language="en" fo:country="GB"/>
    </style:style>
    <style:style style:name="T278" style:parent-style-name="DefaultParagraphFont" style:family="text">
      <style:text-properties fo:language="en" fo:country="GB"/>
    </style:style>
    <style:style style:name="T279" style:parent-style-name="DefaultParagraphFont" style:family="text">
      <style:text-properties fo:language="en" fo:country="GB"/>
    </style:style>
    <style:style style:name="P280" style:parent-style-name="Normal" style:family="paragraph">
      <style:text-properties fo:language="en" fo:country="GB"/>
    </style:style>
    <style:style style:name="T281" style:parent-style-name="DefaultParagraphFont" style:family="text">
      <style:text-properties fo:language="en" fo:country="GB"/>
    </style:style>
    <style:style style:name="T282" style:parent-style-name="DefaultParagraphFont" style:family="text">
      <style:text-properties fo:background-color="#FFFF00" fo:language="en" fo:country="GB"/>
    </style:style>
    <style:style style:name="T283" style:parent-style-name="DefaultParagraphFont" style:family="text">
      <style:text-properties fo:language="en" fo:country="GB"/>
    </style:style>
    <style:style style:name="T284" style:parent-style-name="DefaultParagraphFont" style:family="text">
      <style:text-properties fo:language="en" fo:country="GB"/>
    </style:style>
    <style:style style:name="T285" style:parent-style-name="DefaultParagraphFont" style:family="text">
      <style:text-properties fo:background-color="#FFFF00" fo:language="en" fo:country="GB"/>
    </style:style>
    <style:style style:name="T286" style:parent-style-name="DefaultParagraphFont" style:family="text">
      <style:text-properties fo:language="en" fo:country="GB"/>
    </style:style>
    <style:style style:name="T287" style:parent-style-name="DefaultParagraphFont" style:family="text">
      <style:text-properties fo:background-color="#FFFF00" fo:language="en" fo:country="GB"/>
    </style:style>
    <style:style style:name="T288" style:parent-style-name="DefaultParagraphFont" style:family="text">
      <style:text-properties fo:language="en" fo:country="GB"/>
    </style:style>
    <style:style style:name="P289" style:parent-style-name="Heading2" style:list-style-name="WW_OutlineListStyle_4" style:family="paragraph">
      <style:text-properties fo:language="en" fo:country="GB"/>
    </style:style>
    <style:style style:name="T290" style:parent-style-name="DefaultParagraphFont" style:family="text">
      <style:text-properties fo:language="en" fo:country="GB"/>
    </style:style>
    <style:style style:name="T291" style:parent-style-name="DefaultParagraphFont" style:family="text">
      <style:text-properties fo:background-color="#FFFF00" fo:language="en" fo:country="GB"/>
    </style:style>
    <style:style style:name="T292" style:parent-style-name="DefaultParagraphFont" style:family="text">
      <style:text-properties fo:background-color="#FFFF00" fo:language="en" fo:country="GB"/>
    </style:style>
    <style:style style:name="T293" style:parent-style-name="DefaultParagraphFont" style:family="text">
      <style:text-properties fo:language="en" fo:country="GB"/>
    </style:style>
    <style:style style:name="T294" style:parent-style-name="DefaultParagraphFont" style:family="text">
      <style:text-properties fo:background-color="#FFFF00" fo:language="en" fo:country="GB"/>
    </style:style>
    <style:style style:name="T295" style:parent-style-name="DefaultParagraphFont" style:family="text">
      <style:text-properties fo:language="en" fo:country="GB"/>
    </style:style>
    <style:style style:name="T296" style:parent-style-name="DefaultParagraphFont" style:family="text">
      <style:text-properties fo:background-color="#FFFF00" fo:language="en" fo:country="GB"/>
    </style:style>
    <style:style style:name="T297" style:parent-style-name="DefaultParagraphFont" style:family="text">
      <style:text-properties fo:language="en" fo:country="GB"/>
    </style:style>
    <style:style style:name="T298" style:parent-style-name="DefaultParagraphFont" style:family="text">
      <style:text-properties fo:background-color="#FFFF00" fo:language="en" fo:country="GB"/>
    </style:style>
    <style:style style:name="T299" style:parent-style-name="DefaultParagraphFont" style:family="text">
      <style:text-properties fo:background-color="#FFFF00" fo:language="en" fo:country="GB"/>
    </style:style>
    <style:style style:name="T300" style:parent-style-name="DefaultParagraphFont" style:family="text">
      <style:text-properties fo:language="en" fo:country="GB"/>
    </style:style>
    <style:style style:name="T301" style:parent-style-name="DefaultParagraphFont" style:family="text">
      <style:text-properties fo:background-color="#FFFF00" fo:language="en" fo:country="GB"/>
    </style:style>
    <style:style style:name="T302" style:parent-style-name="DefaultParagraphFont" style:family="text">
      <style:text-properties fo:language="en" fo:country="GB"/>
    </style:style>
    <style:style style:name="T303" style:parent-style-name="DefaultParagraphFont" style:family="text">
      <style:text-properties fo:background-color="#FFFF00" fo:language="en" fo:country="GB"/>
    </style:style>
    <style:style style:name="T304" style:parent-style-name="DefaultParagraphFont" style:family="text">
      <style:text-properties fo:language="en" fo:country="GB"/>
    </style:style>
    <style:style style:name="P305" style:parent-style-name="Normal" style:family="paragraph">
      <style:text-properties fo:language="en" fo:country="GB"/>
    </style:style>
    <style:style style:name="P306" style:parent-style-name="Normal" style:family="paragraph">
      <style:paragraph-properties fo:break-before="page"/>
    </style:style>
    <style:style style:name="P307" style:parent-style-name="Heading1" style:list-style-name="WW_OutlineListStyle_4" style:family="paragraph">
      <style:text-properties fo:language="en" fo:country="GB"/>
    </style:style>
    <style:style style:name="T308" style:parent-style-name="DefaultParagraphFont" style:family="text">
      <style:text-properties fo:language="en" fo:country="GB"/>
    </style:style>
    <style:style style:name="T309" style:parent-style-name="DefaultParagraphFont" style:family="text">
      <style:text-properties fo:background-color="#FFFF00" fo:language="en" fo:country="GB"/>
    </style:style>
    <style:style style:name="T310" style:parent-style-name="DefaultParagraphFont" style:family="text">
      <style:text-properties fo:language="en" fo:country="GB"/>
    </style:style>
    <style:style style:name="T311" style:parent-style-name="DefaultParagraphFont" style:family="text">
      <style:text-properties fo:background-color="#FFFF00" fo:language="en" fo:country="GB"/>
    </style:style>
    <style:style style:name="T312" style:parent-style-name="DefaultParagraphFont" style:family="text">
      <style:text-properties fo:language="en" fo:country="GB"/>
    </style:style>
    <style:style style:name="T313" style:parent-style-name="DefaultParagraphFont" style:family="text">
      <style:text-properties fo:background-color="#FFFF00" fo:language="en" fo:country="GB"/>
    </style:style>
    <style:style style:name="T314" style:parent-style-name="DefaultParagraphFont" style:family="text">
      <style:text-properties fo:background-color="#FFFF00" fo:language="en" fo:country="GB"/>
    </style:style>
    <style:style style:name="T315" style:parent-style-name="DefaultParagraphFont" style:family="text">
      <style:text-properties fo:language="en" fo:country="GB"/>
    </style:style>
    <style:style style:name="T316" style:parent-style-name="DefaultParagraphFont" style:family="text">
      <style:text-properties fo:background-color="#FFFF00" fo:language="en" fo:country="GB"/>
    </style:style>
    <style:style style:name="T317" style:parent-style-name="DefaultParagraphFont" style:family="text">
      <style:text-properties fo:language="en" fo:country="GB"/>
    </style:style>
    <style:style style:name="T318" style:parent-style-name="DefaultParagraphFont" style:family="text">
      <style:text-properties fo:background-color="#FFFF00" fo:language="en" fo:country="GB"/>
    </style:style>
    <style:style style:name="T319" style:parent-style-name="DefaultParagraphFont" style:family="text">
      <style:text-properties fo:language="en" fo:country="GB"/>
    </style:style>
    <style:style style:name="P320" style:parent-style-name="Normal" style:family="paragraph">
      <style:text-properties fo:language="en" fo:country="GB"/>
    </style:style>
    <style:style style:name="T321" style:parent-style-name="DefaultParagraphFont" style:family="text">
      <style:text-properties fo:language="en" fo:country="GB"/>
    </style:style>
    <style:style style:name="T322" style:parent-style-name="DefaultParagraphFont" style:family="text">
      <style:text-properties fo:background-color="#FFFF00" fo:language="en" fo:country="GB"/>
    </style:style>
    <style:style style:name="T323" style:parent-style-name="DefaultParagraphFont" style:family="text">
      <style:text-properties fo:language="en" fo:country="GB"/>
    </style:style>
    <style:style style:name="T324" style:parent-style-name="DefaultParagraphFont" style:family="text">
      <style:text-properties fo:background-color="#FFFF00" fo:language="en" fo:country="GB"/>
    </style:style>
    <style:style style:name="T325" style:parent-style-name="DefaultParagraphFont" style:family="text">
      <style:text-properties fo:language="en" fo:country="GB"/>
    </style:style>
    <style:style style:name="P326" style:parent-style-name="Normal" style:family="paragraph">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language="en" fo:country="GB"/>
    </style:style>
    <style:style style:name="T329" style:parent-style-name="DefaultParagraphFont" style:family="text">
      <style:text-properties fo:background-color="#FFFF00" fo:language="en" fo:country="GB"/>
    </style:style>
    <style:style style:name="T330" style:parent-style-name="DefaultParagraphFont" style:family="text">
      <style:text-properties fo:language="en" fo:country="GB"/>
    </style:style>
    <style:style style:name="T331" style:parent-style-name="DefaultParagraphFont" style:family="text">
      <style:text-properties fo:background-color="#FFFF00" fo:language="en" fo:country="GB"/>
    </style:style>
    <style:style style:name="T332" style:parent-style-name="DefaultParagraphFont" style:family="text">
      <style:text-properties fo:language="en" fo:country="GB"/>
    </style:style>
    <style:style style:name="T333" style:parent-style-name="DefaultParagraphFont" style:family="text">
      <style:text-properties fo:background-color="#FFFF00" fo:language="en" fo:country="GB"/>
    </style:style>
    <style:style style:name="T334" style:parent-style-name="DefaultParagraphFont" style:family="text">
      <style:text-properties fo:language="en" fo:country="GB"/>
    </style:style>
    <style:style style:name="T335" style:parent-style-name="DefaultParagraphFont" style:family="text">
      <style:text-properties fo:language="en" fo:country="GB"/>
    </style:style>
    <style:style style:name="T336" style:parent-style-name="DefaultParagraphFont" style:family="text">
      <style:text-properties fo:background-color="#FFFF00" fo:language="en" fo:country="GB"/>
    </style:style>
    <style:style style:name="T337" style:parent-style-name="DefaultParagraphFont" style:family="text">
      <style:text-properties fo:language="en" fo:country="GB"/>
    </style:style>
    <style:style style:name="P338" style:parent-style-name="Normal" style:family="paragraph">
      <style:text-properties fo:language="en" fo:country="GB"/>
    </style:style>
    <style:style style:name="T339" style:parent-style-name="DefaultParagraphFont" style:family="text">
      <style:text-properties fo:background-color="#FFFF00" fo:language="en" fo:country="GB"/>
    </style:style>
    <style:style style:name="T340" style:parent-style-name="DefaultParagraphFont" style:family="text">
      <style:text-properties fo:language="en" fo:country="GB"/>
    </style:style>
    <style:style style:name="T341" style:parent-style-name="DefaultParagraphFont" style:family="text">
      <style:text-properties fo:background-color="#FFFF00" fo:language="en" fo:country="GB"/>
    </style:style>
    <style:style style:name="T342" style:parent-style-name="DefaultParagraphFont" style:family="text">
      <style:text-properties fo:language="en" fo:country="GB"/>
    </style:style>
    <style:style style:name="T343" style:parent-style-name="DefaultParagraphFont" style:family="text">
      <style:text-properties fo:language="en" fo:country="GB"/>
    </style:style>
    <style:style style:name="T344" style:parent-style-name="DefaultParagraphFont" style:family="text">
      <style:text-properties fo:background-color="#FFFF00" fo:language="en" fo:country="GB"/>
    </style:style>
    <style:style style:name="T345" style:parent-style-name="DefaultParagraphFont" style:family="text">
      <style:text-properties fo:language="en" fo:country="GB"/>
    </style:style>
    <style:style style:name="T346" style:parent-style-name="DefaultParagraphFont" style:family="text">
      <style:text-properties fo:background-color="#FFFF00" fo:language="en" fo:country="GB"/>
    </style:style>
    <style:style style:name="T347" style:parent-style-name="DefaultParagraphFont" style:family="text">
      <style:text-properties fo:language="en" fo:country="GB"/>
    </style:style>
    <style:style style:name="T348" style:parent-style-name="DefaultParagraphFont" style:family="text">
      <style:text-properties fo:background-color="#FFFF00" fo:language="en" fo:country="GB"/>
    </style:style>
    <style:style style:name="T349" style:parent-style-name="DefaultParagraphFont" style:family="text">
      <style:text-properties fo:language="en" fo:country="GB"/>
    </style:style>
    <style:style style:name="T350" style:parent-style-name="DefaultParagraphFont" style:family="text">
      <style:text-properties fo:background-color="#FFFF00" fo:language="en" fo:country="GB"/>
    </style:style>
    <style:style style:name="T351" style:parent-style-name="DefaultParagraphFont" style:family="text">
      <style:text-properties fo:background-color="#FFFF00" fo:language="en" fo:country="GB"/>
    </style:style>
    <style:style style:name="T352" style:parent-style-name="DefaultParagraphFont" style:family="text">
      <style:text-properties fo:language="en" fo:country="GB"/>
    </style:style>
    <style:style style:name="P353" style:parent-style-name="Normal" style:family="paragraph">
      <style:text-properties fo:language="en" fo:country="GB"/>
    </style:style>
    <style:style style:name="T354" style:parent-style-name="DefaultParagraphFont" style:family="text">
      <style:text-properties fo:language="en" fo:country="GB"/>
    </style:style>
    <style:style style:name="T355" style:parent-style-name="DefaultParagraphFont" style:family="text">
      <style:text-properties fo:background-color="#FFFF00" fo:language="en" fo:country="GB"/>
    </style:style>
    <style:style style:name="T356" style:parent-style-name="DefaultParagraphFont" style:family="text">
      <style:text-properties fo:language="en" fo:country="GB"/>
    </style:style>
    <style:style style:name="T357" style:parent-style-name="DefaultParagraphFont" style:family="text">
      <style:text-properties fo:background-color="#FFFF00" fo:language="en" fo:country="GB"/>
    </style:style>
    <style:style style:name="T358" style:parent-style-name="DefaultParagraphFont" style:family="text">
      <style:text-properties fo:language="en" fo:country="GB"/>
    </style:style>
    <style:style style:name="T359" style:parent-style-name="DefaultParagraphFont" style:family="text">
      <style:text-properties fo:language="en" fo:country="GB"/>
    </style:style>
    <style:style style:name="P360" style:parent-style-name="Normal" style:family="paragraph">
      <style:text-properties fo:language="en" fo:country="GB"/>
    </style:style>
    <style:style style:name="P361" style:parent-style-name="Normal" style:family="paragraph">
      <style:text-properties fo:language="en" fo:country="GB"/>
    </style:style>
    <style:style style:name="P362" style:parent-style-name="Heading2" style:list-style-name="WW_OutlineListStyle_4" style:family="paragraph">
      <style:text-properties fo:language="en" fo:country="GB"/>
    </style:style>
    <style:style style:name="P363" style:parent-style-name="Normal" style:family="paragraph">
      <style:text-properties fo:language="en" fo:country="GB"/>
    </style:style>
    <style:style style:name="P364" style:parent-style-name="Heading2" style:list-style-name="WW_OutlineListStyle_4" style:family="paragraph">
      <style:text-properties fo:language="en" fo:country="GB"/>
    </style:style>
    <style:style style:name="P365" style:parent-style-name="Normal" style:family="paragraph">
      <style:text-properties fo:language="en" fo:country="GB"/>
    </style:style>
    <style:style style:name="P366" style:parent-style-name="Heading3" style:list-style-name="WW_OutlineListStyle_4" style:family="paragraph">
      <style:text-properties fo:language="en" fo:country="GB"/>
    </style:style>
    <style:style style:name="P367" style:parent-style-name="Normal" style:family="paragraph">
      <style:text-properties fo:language="en" fo:country="GB"/>
    </style:style>
    <style:style style:name="P368" style:parent-style-name="Heading2" style:list-style-name="WW_OutlineListStyle_4" style:family="paragraph">
      <style:text-properties fo:language="en" fo:country="GB"/>
    </style:style>
    <style:style style:name="P369" style:parent-style-name="Normal" style:family="paragraph">
      <style:text-properties fo:language="en" fo:country="GB"/>
    </style:style>
    <style:style style:name="P370" style:parent-style-name="Heading2" style:list-style-name="WW_OutlineListStyle_4"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paragraph-properties fo:break-before="page"/>
    </style:style>
    <style:style style:name="P373" style:parent-style-name="Heading1" style:list-style-name="WW_OutlineListStyle_4"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text-properties fo:language="en" fo:country="GB"/>
    </style:style>
    <style:style style:name="P377" style:parent-style-name="Normal" style:family="paragraph">
      <style:text-properties fo:language="en" fo:country="GB"/>
    </style:style>
    <style:style style:name="T378" style:parent-style-name="DefaultParagraphFont" style:family="text">
      <style:text-properties fo:language="en" fo:country="GB"/>
    </style:style>
    <style:style style:name="T379" style:parent-style-name="DefaultParagraphFont" style:family="text">
      <style:text-properties fo:language="en" fo:country="GB"/>
    </style:style>
    <style:style style:name="P380" style:parent-style-name="Normal" style:family="paragraph">
      <style:paragraph-properties fo:break-before="page"/>
      <style:text-properties fo:language="en" fo:country="GB"/>
    </style:style>
    <style:style style:name="P381" style:parent-style-name="Heading1" style:list-style-name="WW_OutlineListStyle_4" style:family="paragraph">
      <style:text-properties fo:language="en" fo:country="GB"/>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Normal" style:family="paragraph">
      <style:text-properties fo:language="en" fo:country="GB"/>
    </style:style>
    <style:style style:name="P385" style:parent-style-name="Normal" style:family="paragraph">
      <style:text-properties fo:language="en" fo:country="GB"/>
    </style:style>
    <style:style style:name="P386" style:parent-style-name="Normal" style:family="paragraph">
      <style:text-properties fo:language="en" fo:country="GB"/>
    </style:style>
    <style:style style:name="P387" style:parent-style-name="Normal" style:family="paragraph">
      <style:text-properties fo:language="en" fo:country="GB"/>
    </style:style>
    <style:style style:name="P388" style:parent-style-name="Normal" style:family="paragraph">
      <style:text-properties fo:language="en" fo:country="GB"/>
    </style:style>
    <style:style style:name="P389" style:parent-style-name="Normal" style:family="paragraph">
      <style:text-properties fo:language="en" fo:country="GB"/>
    </style:style>
    <style:style style:name="P390" style:parent-style-name="Normal" style:family="paragraph">
      <style:text-properties fo:language="en" fo:country="GB"/>
    </style:style>
    <style:style style:name="P391" style:parent-style-name="Normal" style:family="paragraph">
      <style:text-properties fo:language="en" fo:country="GB"/>
    </style:style>
    <style:style style:name="P392" style:parent-style-name="Normal" style:family="paragraph">
      <style:text-properties fo:language="en" fo:country="GB"/>
    </style:style>
    <style:style style:name="P393" style:parent-style-name="Heading2" style:list-style-name="WW_OutlineListStyle_4" style:family="paragraph">
      <style:text-properties fo:language="en" fo:country="GB"/>
    </style:style>
    <style:style style:name="P394" style:parent-style-name="Normal" style:family="paragraph">
      <style:text-properties fo:language="en" fo:country="GB"/>
    </style:style>
    <style:style style:name="P395" style:parent-style-name="Heading2" style:list-style-name="WW_OutlineListStyle_4" style:family="paragraph">
      <style:text-properties fo:language="en" fo:country="GB"/>
    </style:style>
    <style:style style:name="P396" style:parent-style-name="Normal" style:family="paragraph">
      <style:text-properties fo:language="en" fo:country="GB"/>
    </style:style>
    <style:style style:name="P397" style:parent-style-name="Heading3" style:list-style-name="WW_OutlineListStyle_4" style:family="paragraph">
      <style:text-properties fo:language="en" fo:country="GB"/>
    </style:style>
    <style:style style:name="P398" style:parent-style-name="Normal" style:family="paragraph">
      <style:text-properties fo:language="en" fo:country="GB"/>
    </style:style>
    <style:style style:name="P399" style:parent-style-name="Heading3" style:list-style-name="WW_OutlineListStyle_4" style:family="paragraph">
      <style:text-properties fo:language="en" fo:country="GB"/>
    </style:style>
    <style:style style:name="P400" style:parent-style-name="Normal" style:family="paragraph">
      <style:text-properties fo:language="en" fo:country="GB"/>
    </style:style>
    <style:style style:name="P401" style:parent-style-name="Heading3" style:list-style-name="WW_OutlineListStyle_4" style:family="paragraph">
      <style:text-properties fo:language="en" fo:country="GB"/>
    </style:style>
    <style:style style:name="P402" style:parent-style-name="Normal" style:family="paragraph">
      <style:text-properties fo:language="en" fo:country="GB"/>
    </style:style>
    <style:style style:name="P403" style:parent-style-name="Heading3" style:list-style-name="WW_OutlineListStyle_4" style:family="paragraph">
      <style:text-properties fo:language="en" fo:country="GB"/>
    </style:style>
    <style:style style:name="P404" style:parent-style-name="Normal" style:family="paragraph">
      <style:text-properties fo:language="en" fo:country="GB"/>
    </style:style>
    <style:style style:name="P405" style:parent-style-name="Heading2" style:list-style-name="WW_OutlineListStyle_4" style:family="paragraph">
      <style:text-properties fo:language="en" fo:country="GB"/>
    </style:style>
    <style:style style:name="P406" style:parent-style-name="Normal" style:family="paragraph">
      <style:text-properties fo:language="en" fo:country="GB"/>
    </style:style>
    <style:style style:name="P407" style:parent-style-name="Heading2" style:list-style-name="WW_OutlineListStyle_4" style:family="paragraph">
      <style:text-properties fo:language="en" fo:country="GB"/>
    </style:style>
    <style:style style:name="P408" style:parent-style-name="Normal" style:family="paragraph">
      <style:paragraph-properties fo:break-before="page"/>
      <style:text-properties fo:language="en" fo:country="GB"/>
    </style:style>
    <style:style style:name="P409" style:parent-style-name="Normal" style:family="paragraph">
      <style:text-properties fo:language="en" fo:country="GB"/>
    </style:style>
    <style:style style:name="P410" style:parent-style-name="Heading1" style:list-style-name="WW_OutlineListStyle_4" style:family="paragraph">
      <style:text-properties fo:language="en" fo:country="GB"/>
    </style:style>
    <style:style style:name="P411" style:parent-style-name="Normal" style:family="paragraph">
      <style:text-properties fo:language="en" fo:country="GB"/>
    </style:style>
    <style:style style:name="P412" style:parent-style-name="Normal" style:family="paragraph">
      <style:text-properties fo:language="en" fo:country="GB"/>
    </style:style>
    <style:style style:name="P413" style:parent-style-name="ListParagraph" style:list-style-name="LFO8" style:family="paragraph">
      <style:text-properties fo:language="en" fo:country="GB"/>
    </style:style>
    <style:style style:name="P414" style:parent-style-name="ListParagraph" style:list-style-name="LFO8" style:family="paragraph">
      <style:text-properties fo:language="en" fo:country="GB"/>
    </style:style>
    <style:style style:name="P415" style:parent-style-name="ListParagraph" style:list-style-name="LFO8" style:family="paragraph">
      <style:text-properties fo:language="en" fo:country="GB"/>
    </style:style>
    <style:style style:name="P416" style:parent-style-name="ListParagraph" style:list-style-name="LFO8" style:family="paragraph">
      <style:text-properties fo:language="en" fo:country="GB"/>
    </style:style>
    <style:style style:name="P417" style:parent-style-name="ListParagraph" style:list-style-name="LFO8" style:family="paragraph">
      <style:text-properties fo:language="en" fo:country="GB"/>
    </style:style>
    <style:style style:name="P418" style:parent-style-name="ListParagraph" style:list-style-name="LFO8" style:family="paragraph">
      <style:text-properties fo:language="en" fo:country="GB"/>
    </style:style>
    <style:style style:name="P419" style:parent-style-name="Normal" style:family="paragraph">
      <style:text-properties fo:language="en" fo:country="GB"/>
    </style:style>
    <style:style style:name="P420" style:parent-style-name="Normal" style:family="paragraph">
      <style:text-properties fo:language="en" fo:country="GB"/>
    </style:style>
    <style:style style:name="P421" style:parent-style-name="Normal" style:family="paragraph">
      <style:text-properties fo:language="en" fo:country="GB"/>
    </style:style>
    <style:style style:name="P422" style:parent-style-name="Normal" style:family="paragraph">
      <style:text-properties fo:language="en" fo:country="GB"/>
    </style:style>
    <style:style style:name="P423" style:parent-style-name="Normal" style:family="paragraph">
      <style:text-properties fo:language="en" fo:country="GB"/>
    </style:style>
    <style:style style:name="P424" style:parent-style-name="Normal" style:family="paragraph">
      <style:text-properties fo:language="en" fo:country="GB"/>
    </style:style>
    <style:style style:name="P425" style:parent-style-name="Normal" style:family="paragraph">
      <style:text-properties fo:language="en" fo:country="GB"/>
    </style:style>
    <style:style style:name="P426" style:parent-style-name="Normal" style:family="paragraph">
      <style:text-properties fo:language="en" fo:country="GB"/>
    </style:style>
    <style:style style:name="P427" style:parent-style-name="Normal" style:family="paragraph">
      <style:text-properties fo:language="en" fo:country="GB"/>
    </style:style>
    <style:style style:name="P428" style:parent-style-name="Normal" style:family="paragraph">
      <style:text-properties fo:language="en" fo:country="GB"/>
    </style:style>
    <style:style style:name="P429" style:parent-style-name="Normal" style:family="paragraph">
      <style:text-properties fo:language="en" fo:country="GB"/>
    </style:style>
    <style:style style:name="P430" style:parent-style-name="Normal" style:family="paragraph">
      <style:text-properties fo:language="en" fo:country="GB"/>
    </style:style>
    <style:style style:name="P431" style:parent-style-name="Normal" style:family="paragraph">
      <style:paragraph-properties fo:break-before="page"/>
      <style:text-properties fo:language="en" fo:country="GB"/>
    </style:style>
    <style:style style:name="P432" style:parent-style-name="Heading1" style:list-style-name="WW_OutlineListStyle_4" style:family="paragraph">
      <style:text-properties fo:language="en" fo:country="GB"/>
    </style:style>
    <style:style style:name="P433" style:parent-style-name="Normal" style:family="paragraph">
      <style:text-properties fo:language="en" fo:country="GB"/>
    </style:style>
    <style:style style:name="P434" style:parent-style-name="Normal" style:family="paragraph">
      <style:text-properties fo:language="en" fo:country="GB"/>
    </style:style>
    <style:style style:name="P435" style:parent-style-name="ListParagraph" style:list-style-name="LFO9" style:family="paragraph"/>
    <style:style style:name="T436" style:parent-style-name="DefaultParagraphFont" style:family="text">
      <style:text-properties fo:language="en" fo:country="GB"/>
    </style:style>
    <style:style style:name="T437" style:parent-style-name="DefaultParagraphFont" style:family="text">
      <style:text-properties fo:language="en" fo:country="GB"/>
    </style:style>
    <style:style style:name="T438" style:parent-style-name="Hyperlink" style:family="text">
      <style:text-properties fo:language="en" fo:country="GB"/>
    </style:style>
    <style:style style:name="T439" style:parent-style-name="DefaultParagraphFont" style:family="text">
      <style:text-properties fo:language="en" fo:country="GB"/>
    </style:style>
    <style:style style:name="T440" style:parent-style-name="DefaultParagraphFont" style:family="text">
      <style:text-properties fo:language="en" fo:country="GB"/>
    </style:style>
    <style:style style:name="P441" style:parent-style-name="ListParagraph" style:family="paragraph">
      <style:paragraph-properties fo:text-align="start" fo:margin-left="0.4722in">
        <style:tab-stops/>
      </style:paragraph-properties>
      <style:text-properties fo:language="en" fo:country="GB"/>
    </style:style>
    <style:style style:name="P442" style:parent-style-name="ListParagraph" style:family="paragraph">
      <style:paragraph-properties fo:text-align="start" fo:margin-left="0.4722in">
        <style:tab-stops/>
      </style:paragraph-properties>
      <style:text-properties fo:language="en" fo:country="GB"/>
    </style:style>
    <style:style style:name="P443" style:parent-style-name="ListParagraph" style:list-style-name="LFO9" style:family="paragraph"/>
    <style:style style:name="T444" style:parent-style-name="DefaultParagraphFont" style:family="text">
      <style:text-properties fo:language="en" fo:country="GB"/>
    </style:style>
    <style:style style:name="T445" style:parent-style-name="DefaultParagraphFont" style:family="text">
      <style:text-properties fo:font-style="italic" style:font-style-asian="italic" fo:language="en" fo:country="GB"/>
    </style:style>
    <style:style style:name="T446" style:parent-style-name="DefaultParagraphFont" style:family="text">
      <style:text-properties fo:font-style="italic" style:font-style-asian="italic" fo:language="en" fo:country="GB"/>
    </style:style>
    <style:style style:name="T447" style:parent-style-name="DefaultParagraphFont" style:family="text">
      <style:text-properties fo:language="en" fo:country="GB"/>
    </style:style>
    <style:style style:name="T448" style:parent-style-name="DefaultParagraphFont" style:family="text">
      <style:text-properties fo:language="en" fo:country="GB"/>
    </style:style>
    <style:style style:name="P449" style:parent-style-name="ListParagraph" style:family="paragraph">
      <style:paragraph-properties fo:text-align="start" fo:margin-left="0.4722in">
        <style:tab-stops/>
      </style:paragraph-properties>
      <style:text-properties fo:language="en" fo:country="GB"/>
    </style:style>
    <style:style style:name="P450" style:parent-style-name="ListParagraph" style:family="paragraph">
      <style:paragraph-properties fo:text-align="start" fo:margin-left="0.4722in">
        <style:tab-stops/>
      </style:paragraph-properties>
      <style:text-properties fo:language="en" fo:country="GB"/>
    </style:style>
    <style:style style:name="P451" style:parent-style-name="ListParagraph" style:list-style-name="LFO9" style:family="paragraph"/>
    <style:style style:name="T452" style:parent-style-name="DefaultParagraphFont" style:family="text">
      <style:text-properties fo:language="en" fo:country="GB"/>
    </style:style>
    <style:style style:name="T453" style:parent-style-name="DefaultParagraphFont" style:family="text">
      <style:text-properties fo:font-style="italic" style:font-style-asian="italic" fo:language="en" fo:country="GB"/>
    </style:style>
    <style:style style:name="T454" style:parent-style-name="DefaultParagraphFont" style:family="text">
      <style:text-properties fo:language="en" fo:country="GB"/>
    </style:style>
    <style:style style:name="P455" style:parent-style-name="ListParagraph" style:family="paragraph">
      <style:paragraph-properties fo:margin-left="0.4722in">
        <style:tab-stops/>
      </style:paragraph-properties>
      <style:text-properties fo:language="en" fo:country="GB"/>
    </style:style>
    <style:style style:name="P456" style:parent-style-name="ListParagraph" style:family="paragraph">
      <style:paragraph-properties fo:margin-left="0.4722in">
        <style:tab-stops/>
      </style:paragraph-properties>
    </style:style>
    <style:style style:name="T457" style:parent-style-name="DefaultParagraphFont" style:family="text">
      <style:text-properties fo:language="en" fo:country="GB"/>
    </style:style>
    <style:style style:name="T458" style:parent-style-name="DefaultParagraphFont" style:family="text">
      <style:text-properties fo:font-weight="bold" style:font-weight-asian="bold" fo:language="en" fo:country="GB"/>
    </style:style>
    <style:style style:name="T459" style:parent-style-name="DefaultParagraphFont" style:family="text">
      <style:text-properties fo:language="en" fo:country="GB"/>
    </style:style>
    <style:style style:name="T460" style:parent-style-name="DefaultParagraphFont" style:family="text">
      <style:text-properties fo:font-style="italic" style:font-style-asian="italic" fo:language="en" fo:country="GB"/>
    </style:style>
    <style:style style:name="T461" style:parent-style-name="DefaultParagraphFont" style:family="text">
      <style:text-properties fo:font-weight="bold" style:font-weight-asian="bold" fo:font-style="italic" style:font-style-asian="italic" fo:language="en" fo:country="GB"/>
    </style:style>
    <style:style style:name="T462" style:parent-style-name="DefaultParagraphFont" style:family="text">
      <style:text-properties fo:language="en" fo:country="GB"/>
    </style:style>
    <style:style style:name="T463" style:parent-style-name="DefaultParagraphFont" style:family="text">
      <style:text-properties fo:language="en" fo:country="GB"/>
    </style:style>
    <style:style style:name="P464" style:parent-style-name="ListParagraph" style:family="paragraph">
      <style:paragraph-properties fo:text-align="start" fo:margin-left="0.4722in">
        <style:tab-stops/>
      </style:paragraph-properties>
      <style:text-properties fo:language="en" fo:country="GB"/>
    </style:style>
    <style:style style:name="P465" style:parent-style-name="ListParagraph" style:list-style-name="LFO9" style:family="paragraph"/>
    <style:style style:name="T466" style:parent-style-name="DefaultParagraphFont" style:family="text">
      <style:text-properties fo:language="en" fo:country="GB"/>
    </style:style>
    <style:style style:name="T467" style:parent-style-name="Hyperlink" style:family="text">
      <style:text-properties fo:language="en" fo:country="GB"/>
    </style:style>
    <style:style style:name="T468" style:parent-style-name="DefaultParagraphFont" style:family="text">
      <style:text-properties fo:language="en" fo:country="GB"/>
    </style:style>
    <style:style style:name="T469" style:parent-style-name="DefaultParagraphFont" style:family="text">
      <style:text-properties fo:language="en" fo:country="GB"/>
    </style:style>
    <style:style style:name="T470" style:parent-style-name="DefaultParagraphFont" style:family="text">
      <style:text-properties fo:language="en" fo:country="GB"/>
    </style:style>
    <style:style style:name="T471" style:parent-style-name="DefaultParagraphFont" style:family="text">
      <style:text-properties fo:language="en" fo:country="GB"/>
    </style:style>
    <style:style style:name="P472" style:parent-style-name="ListParagraph" style:family="paragraph">
      <style:text-properties fo:language="en" fo:country="GB"/>
    </style:style>
    <style:style style:name="P473" style:parent-style-name="ListParagraph" style:list-style-name="LFO9" style:family="paragraph"/>
    <style:style style:name="T474" style:parent-style-name="DefaultParagraphFont" style:family="text">
      <style:text-properties fo:language="en" fo:country="GB"/>
    </style:style>
    <style:style style:name="T475" style:parent-style-name="DefaultParagraphFont" style:family="text">
      <style:text-properties fo:font-style="italic" style:font-style-asian="italic" fo:language="en" fo:country="GB"/>
    </style:style>
    <style:style style:name="T476" style:parent-style-name="DefaultParagraphFont" style:family="text">
      <style:text-properties fo:font-style="italic" style:font-style-asian="italic" fo:language="en" fo:country="GB"/>
    </style:style>
    <style:style style:name="T477" style:parent-style-name="DefaultParagraphFont" style:family="text">
      <style:text-properties fo:language="en" fo:country="GB"/>
    </style:style>
    <style:style style:name="T478" style:parent-style-name="Hyperlink" style:family="text">
      <style:text-properties fo:language="en" fo:country="GB"/>
    </style:style>
    <style:style style:name="T479" style:parent-style-name="DefaultParagraphFont" style:family="text">
      <style:text-properties fo:language="en" fo:country="GB"/>
    </style:style>
    <style:style style:name="T480" style:parent-style-name="DefaultParagraphFont" style:family="text">
      <style:text-properties style:text-position="super 63.6%" fo:language="en" fo:country="GB"/>
    </style:style>
    <style:style style:name="T481" style:parent-style-name="DefaultParagraphFont" style:family="text">
      <style:text-properties fo:language="en" fo:country="GB"/>
    </style:style>
    <style:style style:name="P482" style:parent-style-name="ListParagraph" style:family="paragraph">
      <style:text-properties fo:language="en" fo:country="GB"/>
    </style:style>
    <style:style style:name="P483" style:parent-style-name="ListParagraph" style:family="paragraph">
      <style:text-properties fo:language="en" fo:country="GB"/>
    </style:style>
    <style:style style:name="P484" style:parent-style-name="Normal" style:family="paragraph">
      <style:text-properties fo:language="en" fo:country="GB"/>
    </style:style>
    <style:style style:name="P485" style:parent-style-name="ListParagraph" style:list-style-name="LFO9" style:family="paragraph"/>
    <style:style style:name="T486" style:parent-style-name="DefaultParagraphFont" style:family="text">
      <style:text-properties fo:language="en" fo:country="GB"/>
    </style:style>
    <style:style style:name="T487" style:parent-style-name="DefaultParagraphFont" style:family="text">
      <style:text-properties fo:language="en" fo:country="GB"/>
    </style:style>
    <style:style style:name="T488" style:parent-style-name="Hyperlink" style:family="text">
      <style:text-properties fo:language="en" fo:country="GB"/>
    </style:style>
    <style:style style:name="T489" style:parent-style-name="DefaultParagraphFont" style:family="text">
      <style:text-properties fo:language="en" fo:country="GB"/>
    </style:style>
    <style:style style:name="T490" style:parent-style-name="DefaultParagraphFont" style:family="text">
      <style:text-properties fo:language="en" fo:country="GB"/>
    </style:style>
    <style:style style:name="P491" style:parent-style-name="ListParagraph" style:family="paragraph">
      <style:text-properties fo:language="en" fo:country="GB"/>
    </style:style>
    <style:style style:name="P492" style:parent-style-name="ListParagraph" style:family="paragraph">
      <style:text-properties fo:language="en" fo:country="GB"/>
    </style:style>
    <style:style style:name="P493" style:parent-style-name="Normal" style:family="paragraph">
      <style:text-properties fo:language="en" fo:country="GB"/>
    </style:style>
    <style:style style:name="P494" style:parent-style-name="ListParagraph" style:list-style-name="LFO9" style:family="paragraph"/>
    <style:style style:name="T495" style:parent-style-name="DefaultParagraphFont" style:family="text">
      <style:text-properties fo:language="en" fo:country="GB"/>
    </style:style>
    <style:style style:name="T496" style:parent-style-name="DefaultParagraphFont" style:family="text">
      <style:text-properties fo:language="en" fo:country="GB"/>
    </style:style>
    <style:style style:name="T497" style:parent-style-name="Hyperlink" style:family="text">
      <style:text-properties fo:language="en" fo:country="GB"/>
    </style:style>
    <style:style style:name="T498" style:parent-style-name="DefaultParagraphFont" style:family="text">
      <style:text-properties fo:language="en" fo:country="GB"/>
    </style:style>
    <style:style style:name="T499" style:parent-style-name="DefaultParagraphFont" style:family="text">
      <style:text-properties style:text-position="super 63.6%" fo:language="en" fo:country="GB"/>
    </style:style>
    <style:style style:name="T500" style:parent-style-name="DefaultParagraphFont" style:family="text">
      <style:text-properties fo:language="en" fo:country="GB"/>
    </style:style>
    <style:style style:name="T501" style:parent-style-name="DefaultParagraphFont" style:family="text">
      <style:text-properties fo:language="en" fo:country="GB"/>
    </style:style>
    <style:style style:name="P502" style:parent-style-name="Normal" style:family="paragraph">
      <style:text-properties fo:language="en" fo:country="GB"/>
    </style:style>
    <style:style style:name="P503" style:parent-style-name="Normal" style:family="paragraph">
      <style:paragraph-properties fo:margin-left="0.4923in">
        <style:tab-stops/>
      </style:paragraph-properties>
      <style:text-properties fo:language="en" fo:country="GB"/>
    </style:style>
    <style:style style:name="P504" style:parent-style-name="Heading1" style:list-style-name="WW_OutlineListStyle_4" style:family="paragraph">
      <style:text-properties fo:language="en" fo:country="GB"/>
    </style:style>
    <style:style style:name="P505" style:parent-style-name="Normal" style:family="paragraph">
      <style:text-properties fo:language="en" fo:country="GB"/>
    </style:style>
    <style:style style:name="P506" style:parent-style-name="Normal" style:family="paragraph">
      <style:text-properties fo:language="en" fo:country="GB"/>
    </style:style>
    <style:style style:name="P507" style:parent-style-name="Normal" style:family="paragraph">
      <style:text-properties fo:language="en" fo:country="GB"/>
    </style:style>
    <style:style style:name="P508" style:parent-style-name="Normal" style:family="paragraph">
      <style:text-properties fo:language="en" fo:country="GB"/>
    </style:style>
    <style:style style:name="P509" style:parent-style-name="Normal" style:family="paragraph">
      <style:text-properties fo:language="en" fo:country="GB"/>
    </style:style>
    <style:style style:name="P510" style:parent-style-name="Normal" style:family="paragraph">
      <style:text-properties fo:language="en" fo:country="GB"/>
    </style:style>
    <style:style style:name="P511" style:parent-style-name="Normal" style:family="paragraph">
      <style:text-properties fo:language="en" fo:country="GB"/>
    </style:style>
    <style:style style:name="P512" style:parent-style-name="Normal" style:family="paragraph">
      <style:paragraph-properties fo:break-before="page"/>
      <style:text-properties fo:language="en" fo:country="GB"/>
    </style:style>
    <style:style style:name="P513" style:parent-style-name="AppendixSection" style:list-style-name="LFO22" style:family="paragraph"/>
    <style:style style:name="P514" style:parent-style-name="Normal" style:family="paragraph">
      <style:text-properties fo:language="en" fo:country="GB"/>
    </style:style>
    <style:style style:name="P515" style:parent-style-name="Normal" style:family="paragraph">
      <style:text-properties fo:language="en" fo:country="GB"/>
    </style:style>
    <style:style style:name="P516" style:parent-style-name="Normal" style:family="paragraph">
      <style:text-properties fo:language="en" fo:country="GB"/>
    </style:style>
    <style:style style:name="P517" style:parent-style-name="Normal" style:family="paragraph">
      <style:text-properties fo:language="en" fo:country="GB"/>
    </style:style>
    <style:style style:name="P518" style:parent-style-name="Normal" style:family="paragraph">
      <style:text-properties fo:language="en" fo:country="GB"/>
    </style:style>
    <style:style style:name="P519" style:parent-style-name="Normal" style:family="paragraph">
      <style:text-properties fo:language="en" fo:country="GB"/>
    </style:style>
    <style:style style:name="P520" style:parent-style-name="Normal" style:family="paragraph">
      <style:text-properties fo:language="en" fo:country="GB"/>
    </style:style>
    <style:style style:name="P521" style:parent-style-name="Normal" style:family="paragraph">
      <style:text-properties fo:language="en" fo:country="GB"/>
    </style:style>
    <style:style style:name="T522" style:parent-style-name="DefaultParagraphFont" style:family="text">
      <style:text-properties fo:font-weight="bold" style:font-weight-asian="bold" fo:language="en" fo:country="GB"/>
    </style:style>
    <style:style style:name="T523" style:parent-style-name="DefaultParagraphFont" style:family="text">
      <style:text-properties fo:language="en" fo:country="GB"/>
    </style:style>
    <style:style style:name="T524" style:parent-style-name="DefaultParagraphFont" style:family="text">
      <style:text-properties fo:language="en" fo:country="GB"/>
    </style:style>
    <style:style style:name="T525" style:parent-style-name="DefaultParagraphFont" style:family="text">
      <style:text-properties fo:language="en" fo:country="GB"/>
    </style:style>
    <style:style style:name="T526" style:parent-style-name="DefaultParagraphFont" style:family="text">
      <style:text-properties fo:language="en" fo:country="GB"/>
    </style:style>
    <style:style style:name="T527" style:parent-style-name="DefaultParagraphFont" style:family="text">
      <style:text-properties fo:language="en" fo:country="GB"/>
    </style:style>
    <style:style style:name="T528" style:parent-style-name="DefaultParagraphFont" style:family="text">
      <style:text-properties fo:language="en" fo:country="GB"/>
    </style:style>
    <style:style style:name="P529" style:parent-style-name="Normal" style:family="paragraph">
      <style:text-properties fo:language="en" fo:country="GB"/>
    </style:style>
    <style:style style:name="P530" style:parent-style-name="Normal" style:family="paragraph">
      <style:text-properties fo:language="en" fo:country="GB"/>
    </style:style>
    <style:style style:name="P531" style:parent-style-name="Normal" style:family="paragraph">
      <style:text-properties fo:language="en" fo:country="GB"/>
    </style:style>
    <style:style style:name="P532" style:parent-style-name="Normal" style:family="paragraph">
      <style:text-properties fo:language="en" fo:country="GB"/>
    </style:style>
    <style:style style:name="P533" style:parent-style-name="Normal" style:family="paragraph">
      <style:paragraph-properties fo:break-before="page"/>
    </style:style>
    <style:style style:name="P534" style:parent-style-name="AppendixSection" style:list-style-name="LFO22" style:family="paragraph"/>
    <style:style style:name="P535" style:parent-style-name="Normal" style:family="paragraph">
      <style:text-properties fo:language="en" fo:country="GB"/>
    </style:style>
    <style:style style:name="P536" style:parent-style-name="Normal" style:family="paragraph">
      <style:paragraph-properties fo:break-before="page"/>
    </style:style>
    <style:style style:name="P537" style:parent-style-name="AppendixSection" style:list-style-name="LFO22" style:family="paragraph"/>
    <style:style style:name="P538" style:parent-style-name="Normal" style:family="paragraph">
      <style:text-properties fo:language="en" fo:country="GB"/>
    </style:style>
    <style:style style:name="P539" style:parent-style-name="Normal" style:family="paragraph">
      <style:text-properties fo:language="en" fo:country="GB"/>
    </style:style>
    <style:style style:name="P540" style:parent-style-name="Normal" style:family="paragraph">
      <style:text-properties fo:language="en" fo:country="GB"/>
    </style:style>
    <style:style style:name="P541" style:parent-style-name="Normal" style:family="paragraph">
      <style:text-properties fo:language="en" fo:country="GB"/>
    </style:style>
    <style:style style:name="P542" style:parent-style-name="Normal" style:family="paragraph">
      <style:text-properties fo:language="en" fo:country="GB"/>
    </style:style>
    <style:style style:name="P543" style:parent-style-name="Normal" style:family="paragraph">
      <style:text-properties fo:language="en" fo:country="GB"/>
    </style:style>
    <style:style style:name="P544" style:parent-style-name="Normal" style:family="paragraph">
      <style:text-properties fo:language="en" fo:country="GB"/>
    </style:style>
    <style:style style:name="P545" style:parent-style-name="Normal" style:family="paragraph">
      <style:text-properties fo:language="en" fo:country="GB"/>
    </style:style>
    <style:style style:name="P546" style:parent-style-name="Normal" style:family="paragraph">
      <style:text-properties fo:language="en" fo:country="GB"/>
    </style:style>
    <style:style style:name="P547" style:parent-style-name="Normal" style:family="paragraph">
      <style:text-properties fo:language="en" fo:country="GB"/>
    </style:style>
    <style:style style:name="P548" style:parent-style-name="Normal" style:family="paragraph">
      <style:text-properties fo:language="en" fo:country="GB"/>
    </style:style>
    <style:style style:name="P549" style:parent-style-name="Normal" style:family="paragraph">
      <style:text-properties fo:language="en" fo:country="GB"/>
    </style:style>
    <style:style style:name="P550" style:parent-style-name="Normal" style:family="paragraph">
      <style:text-properties fo:language="en" fo:country="GB"/>
    </style:style>
    <style:style style:name="T551" style:parent-style-name="DefaultParagraphFont" style:family="text">
      <style:text-properties fo:language="en" fo:country="GB"/>
    </style:style>
  </office:automatic-styles>
  <office:body>
    <office:text text:use-soft-page-breaks="true">
      <text:p text:style-name="P1"/>
      <text:p text:style-name="P3"/>
      <text:p text:style-name="P4"/>
      <text:p text:style-name="P5"/>
      <text:p text:style-name="P6"/>
      <text:p text:style-name="Title">The name of your project</text:p>
      <text:p text:style-name="P7"/>
      <text:p text:style-name="P8"/>
      <text:p text:style-name="P9"><text:span text:style-name="T10"><office:annotation office:name="0" xml:id="538372785"><dc:creator>Neil Taylor</dc:creator><dc:date>2014-04-04T12:25:00</dc:date><text:p text:style-name="CommentText">Change this for your module.</text:p></office:annotation>CS39440 Major Project</text:span><text:span text:style-name="T11"><office:annotation-end office:name="0"/></text:span><text:span text:style-name="T12"><text:s/>Report</text:span></text:p>
      <text:p text:style-name="P13"/>
      <text:p text:style-name="P14"><text:span text:style-name="T15">Author: Your Name (</text:span><text:a xlink:href="mailto:yourid@aber.ac.uk" office:target-frame-name="_top" xlink:show="replace"><text:span text:style-name="T16">yourid@aber.ac.uk</text:span></text:a><text:span text:style-name="T17">)</text:span></text:p>
      <text:p text:style-name="P18">Supervisor: Dr/Prof. My Supervisor (supervisorid@aber.ac.uk)</text:p>
      <text:p text:style-name="P19"/>
      <text:p text:style-name="P20"><text:span text:style-name="T21"><office:annotation office:name="1" xml:id="538372822"><dc:creator>Neil Taylor [nst]</dc:creator><dc:date>2019-02-19T20:51:00</dc:date><text:p text:style-name="CommentText">Update with the date for the current version of your document.</text:p></office:annotation>19</text:span><text:span text:style-name="T22">th</text:span><text:span text:style-name="T23"><text:s/>February 2019</text:span><text:span text:style-name="T24"><office:annotation-end office:name="1"/></text:span></text:p>
      <text:p text:style-name="P25"/>
      <text:p text:style-name="P26">Version 1.0 (Draft)</text:p>
      <text:p text:style-name="P27"/>
      <text:p text:style-name="P28"/>
      <text:p text:style-name="P29"/>
      <text:p text:style-name="P30"/>
      <text:p text:style-name="P31"><text:span text:style-name="T32">This report is submitted as partial fulfilment of a<text:s/></text:span><text:span text:style-name="T33"><office:annotation office:name="2" xml:id="538372787"><dc:creator>Neil Taylor</dc:creator><dc:date>2014-04-04T12:25:00</dc:date><text:p text:style-name="CommentText">Change as appropriate.<text:s/></text:p></office:annotation>BSc</text:span><text:span text:style-name="T34"><office:annotation-end office:name="2"/></text:span><text:span text:style-name="T35"><text:s/></text:span><text:span text:style-name="T36">degree in</text:span><text:span text:style-name="T37"><text:line-break/></text:span><text:span text:style-name="T38"><office:annotation office:name="3" xml:id="538372788"><dc:creator>Neil Taylor</dc:creator><dc:date>2014-04-04T12:25:00</dc:date><text:p text:style-name="CommentText">Change as appropriate.</text:p></office:annotation>Computer Science<text:s/></text:span><text:span text:style-name="T39"><office:annotation-end office:name="3"/></text:span><text:span text:style-name="T40">(</text:span><text:span text:style-name="T41"><office:annotation office:name="4" xml:id="538372789"><dc:creator>Neil Taylor</dc:creator><dc:date>2014-04-04T12:25:00</dc:date><text:p text:style-name="CommentText">Change as appropriate.</text:p></office:annotation>G400</text:span><text:span text:style-name="T42"><office:annotation-end office:name="4"/></text:span><text:span text:style-name="T43">)</text:span></text:p>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Department of Computer Science<text:s/></text:p>
      <text:p text:style-name="P61">Aberystwyth University<text:s/></text:p>
      <text:p text:style-name="P62">Aberystwyth<text:s/></text:p>
      <text:p text:style-name="P63">Ceredigion</text:p>
      <text:p text:style-name="P64">SY23 3DB</text:p>
      <text:p text:style-name="P65">Wales, UK</text:p>
      <text:p text:style-name="P66"/>
      <text:p text:style-name="P67"/>
      <text:p text:style-name="P68"/>
      <text:p text:style-name="P69"/>
      <text:p text:style-name="P70"/>
      <text:soft-page-break/>
      <text:p text:style-name="P71">Declaration of originality</text:p>
      <text:p text:style-name="P72"/>
      <text:p text:style-name="P73">I confirm that:<text:line-break/></text:p>
      <text:list text:style-name="LFO7" text:continue-numbering="true">
        <text:list-item>
          <text:p text:style-name="P74">This<text:s/>submission is my own work, except where clearly indicated.<text:s/></text:p>
        </text:list-item>
      </text:list>
      <text:p text:style-name="P75"/>
      <text:list text:style-name="LFO7" text:continue-numbering="true">
        <text:list-item>
          <text:p text:style-name="P76">I understand that there are severe penalties for Unacceptable Academic Practice, which can lead to loss of marks or even the withholding of a degree.<text:s/></text:p>
        </text:list-item>
      </text:list>
      <text:p text:style-name="P77"/>
      <text:list text:style-name="LFO7" text:continue-numbering="true">
        <text:list-item>
          <text:p text:style-name="P78">I have read the regulations on Unacceptable<text:s/>Academic Practice from the University’s Academic Registry (AR) and the relevant sections of the current Student Handbook of the Department of Computer Science.<text:s/></text:p>
        </text:list-item>
      </text:list>
      <text:p text:style-name="P79"/>
      <text:list text:style-name="LFO7" text:continue-numbering="true">
        <text:list-item>
          <text:p text:style-name="P80">In submitting this work, I understand and agree to abide by the University’s regulations governing these issues. <text:s/></text:p>
        </text:list-item>
      </text:list>
      <text:p text:style-name="P81"/>
      <text:p text:style-name="P82"/>
      <text:p text:style-name="P83"/>
      <text:p text:style-name="P84">Name <text:s text:c="2"/>…………………………………………</text:p>
      <text:p text:style-name="P85"/>
      <text:p text:style-name="P86">Date ……………………………………………</text:p>
      <text:p text:style-name="P87"/>
      <text:p text:style-name="P88"/>
      <text:p text:style-name="P89"/>
      <text:p text:style-name="P90"/>
      <text:p text:style-name="FrontMatterHeader">Consent to share this work</text:p>
      <text:p text:style-name="P91"/>
      <text:p text:style-name="P92">By including my name below, I hereby agree to this project's report and technical work being made available to other students and academic staff of the<text:s/>Aberystwyth Computer Science Department.</text:p>
      <text:p text:style-name="P93"/>
      <text:p text:style-name="P94"/>
      <text:p text:style-name="P95">Name <text:s text:c="2"/>…………………………………………</text:p>
      <text:p text:style-name="P96"/>
      <text:p text:style-name="P97">Date ……………………………………………</text:p>
      <text:p text:style-name="P98"/>
      <text:p text:style-name="P99"/>
      <text:p text:style-name="P100"/>
      <text:soft-page-break/>
      <text:p text:style-name="P101">Acknowledgements</text:p>
      <text:p text:style-name="P102"/>
      <text:p text:style-name="P103">I am grateful to…</text:p>
      <text:p text:style-name="P104"/>
      <text:p text:style-name="P105">I’d like to thank…</text:p>
      <text:p text:style-name="P106"/>
      <text:p text:style-name="FrontMatterHeader">Abstract</text:p>
      <text:p text:style-name="P107"/>
      <text:p text:style-name="P108">Include an abstract for your project. This should be approximately 300 words.<text:s/></text:p>
      <text:p text:style-name="P109"/>
      <text:p text:style-name="P110">The abstract is an overview of the work you have done. Highlight the purpose of the work and the key outcomes of the work.</text:p>
      <text:p text:style-name="P111"/>
      <text:p text:style-name="FrontMatterHeader">Contents</text:p>
      <text:p text:style-name="P112"/>
      <text:table-of-content text:name="_TOC3">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13"><text:span text:style-name="T114">1.</text:span><text:span text:style-name="T115"><text:tab/></text:span><text:span text:style-name="T116">Background, Analysis &amp; Process</text:span><text:tab/>2</text:p>
          <text:p text:style-name="P117"><text:span text:style-name="T118">1.1.</text:span><text:span text:style-name="T119"><text:tab/></text:span><text:span text:style-name="T120">Background</text:span><text:tab/>2</text:p>
          <text:p text:style-name="P121"><text:span text:style-name="T122">1.2.</text:span><text:span text:style-name="T123"><text:tab/></text:span><text:span text:style-name="T124">Analysis</text:span><text:tab/>2</text:p>
          <text:p text:style-name="P125"><text:span text:style-name="T126">1.3.</text:span><text:span text:style-name="T127"><text:tab/></text:span><text:span text:style-name="T128">Process</text:span><text:tab/>2</text:p>
          <text:p text:style-name="P129"><text:span text:style-name="T130">2.</text:span><text:span text:style-name="T131"><text:tab/></text:span><text:span text:style-name="T132">Design</text:span><text:tab/>2</text:p>
          <text:p text:style-name="P133"><text:span text:style-name="T134">2.1.</text:span><text:span text:style-name="T135"><text:tab/></text:span><text:span text:style-name="T136">Overall<text:s/></text:span><text:span text:style-name="T137">Architecture</text:span><text:tab/>2</text:p>
          <text:p text:style-name="P138"><text:span text:style-name="T139">2.2.</text:span><text:span text:style-name="T140"><text:tab/></text:span><text:span text:style-name="T141">Detailed Design</text:span><text:tab/>2</text:p>
          <text:p text:style-name="P142"><text:span text:style-name="T143">2.2.1.</text:span><text:span text:style-name="T144"><text:tab/></text:span><text:span text:style-name="T145">Even More Detail</text:span><text:tab/>2</text:p>
          <text:p text:style-name="P146"><text:span text:style-name="T147">2.3.</text:span><text:span text:style-name="T148"><text:tab/></text:span><text:span text:style-name="T149">User Interface Design</text:span><text:tab/>2</text:p>
          <text:p text:style-name="P150"><text:span text:style-name="T151">2.4.</text:span><text:span text:style-name="T152"><text:tab/></text:span><text:span text:style-name="T153">Other Relevant Sections</text:span><text:tab/>2</text:p>
          <text:p text:style-name="P154"><text:span text:style-name="T155">3.</text:span><text:span text:style-name="T156"><text:tab/></text:span><text:span text:style-name="T157">Implementation</text:span><text:tab/>2</text:p>
          <text:p text:style-name="P158"><text:span text:style-name="T159">4.</text:span><text:span text:style-name="T160"><text:tab/></text:span><text:span text:style-name="T161">Testing</text:span><text:tab/>2</text:p>
          <text:p text:style-name="P162"><text:span text:style-name="T163">4.1.</text:span><text:span text:style-name="T164"><text:tab/></text:span><text:span text:style-name="T165">Overall Approach to Testing</text:span><text:tab/>2</text:p>
          <text:p text:style-name="P166"><text:span text:style-name="T167">4.2.</text:span><text:span text:style-name="T168"><text:tab/></text:span><text:span text:style-name="T169">Automated Testing</text:span><text:tab/>2</text:p>
          <text:p text:style-name="P170"><text:span text:style-name="T171">4.2.1.</text:span><text:span text:style-name="T172"><text:tab/></text:span><text:span text:style-name="T173">Unit Tests</text:span><text:tab/>2</text:p>
          <text:p text:style-name="P174"><text:span text:style-name="T175">4.2.2.</text:span><text:span text:style-name="T176"><text:tab/></text:span><text:span text:style-name="T177">User<text:s/></text:span><text:span text:style-name="T178">Interface Testing</text:span><text:tab/>2</text:p>
          <text:p text:style-name="P179"><text:span text:style-name="T180">4.2.3.</text:span><text:span text:style-name="T181"><text:tab/></text:span><text:span text:style-name="T182">Stress Testing</text:span><text:tab/>2</text:p>
          <text:p text:style-name="P183"><text:span text:style-name="T184">4.2.4.</text:span><text:span text:style-name="T185"><text:tab/></text:span><text:span text:style-name="T186">Other Types of Testing</text:span><text:tab/>2</text:p>
          <text:p text:style-name="P187"><text:span text:style-name="T188">4.3.</text:span><text:span text:style-name="T189"><text:tab/></text:span><text:span text:style-name="T190">Integration Testing</text:span><text:tab/>2</text:p>
          <text:p text:style-name="P191"><text:span text:style-name="T192">4.4.</text:span><text:span text:style-name="T193"><text:tab/></text:span><text:span text:style-name="T194">User Testing</text:span><text:tab/>2</text:p>
          <text:p text:style-name="P195"><text:span text:style-name="T196">5.</text:span><text:span text:style-name="T197"><text:tab/></text:span><text:span text:style-name="T198">Critical Evaluation</text:span><text:tab/>2</text:p>
          <text:p text:style-name="P199"><text:span text:style-name="T200">6.</text:span><text:span text:style-name="T201"><text:tab/></text:span><text:span text:style-name="T202">Annotated Bibliography</text:span><text:tab/>2</text:p>
          <text:p text:style-name="P203"><text:span text:style-name="T204">7.</text:span><text:span text:style-name="T205"><text:tab/></text:span><text:span text:style-name="T206">Appendices</text:span><text:tab/>2</text:p>
          <text:p text:style-name="P207"><text:span text:style-name="T208">A.</text:span><text:span text:style-name="T209"><text:tab/></text:span><text:span text:style-name="T210">Third-Party Code and Libraries</text:span><text:tab/>2</text:p>
          <text:p text:style-name="P211"><text:span text:style-name="T212">B.</text:span><text:span text:style-name="T213"><text:tab/></text:span><text:span text:style-name="T214">Ethics Submission</text:span><text:tab/>2</text:p>
          <text:p text:style-name="P215"><text:span text:style-name="T216">C.</text:span><text:span text:style-name="T217"><text:tab/></text:span><text:span text:style-name="T218">Code Samples</text:span><text:tab/>2</text:p>
        </text:index-body>
      </text:table-of-content>
      <text:p text:style-name="Normal"/>
      <text:p text:style-name="P219"/>
      <text:h text:style-name="P220" text:outline-level="1"><text:bookmark-start text:name="_Toc192777705"/><text:bookmark-start text:name="_Toc222978592"/><text:bookmark-start text:name="_Toc1503554"/>Background, Analysis &amp;<text:s/><text:bookmark-end text:name="_Toc192777705"/><text:bookmark-end text:name="_Toc222978592"/>Process<text:bookmark-end text:name="_Toc1503554"/></text:h>
      <text:p text:style-name="Normal"><text:bookmark-start text:name="_Toc192777706"/><text:span text:style-name="T221">This section should discuss your<text:s/></text:span><text:span text:style-name="T222">preparation for the project</text:span><text:span text:style-name="T223">, including<text:s/></text:span><text:span text:style-name="T224">background reading</text:span><text:span text:style-name="T225">, your<text:s/></text:span><text:span text:style-name="T226">analysis of the problem</text:span><text:span text:style-name="T227"><text:s/>and the<text:s/></text:span><text:span text:style-name="T228">process or method you have followed to help structure</text:span><text:span text:style-name="T229"><text:s/>your work. <text:s/>It is like</text:span><text:span text:style-name="T230">ly that you will reuse part of your outline project specification, but as you write this report at the end of the project you should have more to discuss.</text:span></text:p>
      <text:p text:style-name="P231"/>
      <text:p text:style-name="Normal"><text:span text:style-name="T232">Notes</text:span><text:span text:style-name="T233">:<text:s/></text:span></text:p>
      <text:list text:style-name="LFO7" text:continue-numbering="true">
        <text:list-item>
          <text:p text:style-name="P234">All of the sections and text in this example are for illustration purposes. The main Chapters are a good starting point, but the content and actual sections that you include are likely to be different.</text:p>
        </text:list-item>
      </text:list>
      <text:p text:style-name="P235"/>
      <text:list text:style-name="LFO7" text:continue-numbering="true">
        <text:list-item>
          <text:p text:style-name="P236"><text:span text:style-name="T237">Look at the document<text:s/></text:span><text:span text:style-name="T238">MMP_SO8 Project Report and Technical Work</text:span><text:span text:style-name="T239"><text:s/></text:span><text:span text:style-name="T240"><text:bookmark-ref text:ref-name="_Ref480999028" text:reference-format="text">[7]</text:bookmark-ref></text:span><text:span text:style-name="T241"><text:s/>for additional guidance.<text:s/></text:span></text:p>
        </text:list-item>
      </text:list>
      <text:h text:style-name="P242" text:outline-level="2"><text:bookmark-start text:name="_Toc1503555"/>Background<text:bookmark-end text:name="_Toc1503555"/></text:h>
      <text:p text:style-name="Normal"><text:span text:style-name="T243">What was your<text:s/></text:span><text:bookmark-start text:name="_Hlk5094896"/><text:span text:style-name="T244">backg</text:span><text:span text:style-name="T245">round preparation</text:span><text:span text:style-name="T246"><text:s/></text:span><text:bookmark-end text:name="_Hlk5094896"/><text:span text:style-name="T247">for the project? What<text:s/></text:span><text:bookmark-start text:name="_Hlk5095288"/><text:span text:style-name="T248">similar systems<text:s/></text:span><text:bookmark-end text:name="_Hlk5095288"/><text:span text:style-name="T249">did you<text:s/></text:span><text:bookmark-start text:name="_Hlk5095279"/><text:span text:style-name="T250">assess</text:span><text:bookmark-end text:name="_Hlk5095279"/><text:span text:style-name="T251">? What was your<text:s/></text:span><text:bookmark-start text:name="_Hlk5097182"/><text:span text:style-name="T252">motivation and interest in this project</text:span><text:bookmark-end text:name="_Hlk5097182"/><text:span text:style-name="T253">?<text:s/></text:span></text:p>
      <text:h text:style-name="P254" text:outline-level="2"><text:bookmark-start text:name="_Toc1503556"/>Analysis<text:bookmark-end text:name="_Toc1503556"/><text:s/></text:h>
      <text:p text:style-name="Normal"><text:span text:style-name="T255">Taking into account the problem</text:span><text:span text:style-name="T256"><text:s/>and what you<text:s/></text:span><text:span text:style-name="T257">learned from the background work</text:span><text:span text:style-name="T258">, what was your<text:s/></text:span><text:span text:style-name="T259">analysis of the problem?</text:span><text:span text:style-name="T260"><text:s/></text:span><text:span text:style-name="T261">How did your analysis<text:s/></text:span><text:span text:style-name="T262">help to decompose the problem into the main tasks</text:span><text:span text:style-name="T263"><text:s/>that you would undertake?<text:s/></text:span><text:span text:style-name="T264">Were there alternative approaches</text:span><text:span text:style-name="T265">? Why did you<text:s/></text:span><text:span text:style-name="T266">choose one approach compared to the alternatives</text:span><text:span text:style-name="T267">?<text:s/></text:span></text:p>
      <text:p text:style-name="P268"/>
      <text:p text:style-name="Normal"><text:span text:style-name="T269">There should be a<text:s/></text:span><text:span text:style-name="T270">clear statement of the objectives of the<text:s/></text:span><text:span text:style-name="T271">work</text:span><text:span text:style-name="T272">, which you will<text:s/></text:span><text:span text:style-name="T273">evaluate at the end of the work.</text:span><text:span text:style-name="T274"><text:s/></text:span></text:p>
      <text:p text:style-name="P275"/>
      <text:p text:style-name="Normal"><text:span text:style-name="T276">In most cases, the<text:s/></text:span><text:span text:style-name="T277">agreed objectives or requirements will be the result of a compromise between what would ideally have been produced and what was determined to be possible in the time available</text:span><text:span text:style-name="T278">. A di</text:span><text:span text:style-name="T279">scussion of the process of arriving at the final list is usually appropriate.</text:span></text:p>
      <text:p text:style-name="P280"/>
      <text:p text:style-name="Normal"><text:span text:style-name="T281">As mentioned in the lectures, think about<text:s/></text:span><text:span text:style-name="T282">possible security issues for the project topic</text:span><text:span text:style-name="T283">. Whilst these might not be relevant for all projects, do consider if there are relevant<text:s/></text:span><text:span text:style-name="T284">for your project. Where there are relevant security issues, discuss<text:s/></text:span><text:span text:style-name="T285">how they will this affect the work that you are doing</text:span><text:span text:style-name="T286">. Carry forward this discussion<text:s/></text:span><text:span text:style-name="T287">into relevant areas for design, implementation and testing</text:span><text:span text:style-name="T288">.</text:span></text:p>
      <text:h text:style-name="P289" text:outline-level="2"><text:bookmark-start text:name="_Toc1503557"/>Process<text:bookmark-end text:name="_Toc1503557"/><text:s/></text:h>
      <text:p text:style-name="Normal"><text:span text:style-name="T290">You need to<text:s/></text:span><text:span text:style-name="T291">describe briefly the l</text:span><text:span text:style-name="T292">ife cycle model or research method that you used</text:span><text:span text:style-name="T293">. You<text:s/></text:span><text:span text:style-name="T294">do not need to write about all of the different process models</text:span><text:span text:style-name="T295"><text:s/>that you are aware of.<text:s/></text:span><text:span text:style-name="T296">Focus on the process model that you have used</text:span><text:span text:style-name="T297">. It is possible that you needed<text:s/></text:span><text:span text:style-name="T298">to adapt an existing process model to<text:s/></text:span><text:span text:style-name="T299">suit your project</text:span><text:span text:style-name="T300">; clearly identify<text:s/></text:span><text:span text:style-name="T301">what you used</text:span><text:span text:style-name="T302"><text:s/>and<text:s/></text:span><text:span text:style-name="T303">how you adapted</text:span><text:span text:style-name="T304"><text:s/>it for your needs.</text:span></text:p>
      <text:p text:style-name="P305"/>
      <text:p text:style-name="P306"/>
      <text:h text:style-name="P307" text:outline-level="1"><text:bookmark-start text:name="_Toc192777707"/><text:bookmark-start text:name="_Toc222978596"/><text:bookmark-start text:name="_Toc1503558"/><text:bookmark-end text:name="_Toc192777706"/>Design<text:bookmark-end text:name="_Toc192777707"/><text:bookmark-end text:name="_Toc222978596"/><text:bookmark-end text:name="_Toc1503558"/></text:h>
      <text:p text:style-name="Normal"><text:span text:style-name="T308">You should<text:s/></text:span><text:span text:style-name="T309">concentrate on the more important aspects of the design</text:span><text:span text:style-name="T310">. It is essential that an<text:s/></text:span><text:span text:style-name="T311">overview is presented before going into detail</text:span><text:span text:style-name="T312">. As well as<text:s/></text:span><text:span text:style-name="T313">describ</text:span><text:span text:style-name="T314">ing the design adopted</text:span><text:span text:style-name="T315"><text:s/>it must also<text:s/></text:span><text:span text:style-name="T316">explain what other designs were considered</text:span><text:span text:style-name="T317"><text:s/>and<text:s/></text:span><text:span text:style-name="T318">why they were rejected</text:span><text:span text:style-name="T319">.</text:span></text:p>
      <text:p text:style-name="P320"/>
      <text:p text:style-name="Normal"><text:span text:style-name="T321">The design should<text:s/></text:span><text:span text:style-name="T322">describe what you expected to do</text:span><text:span text:style-name="T323"><text:s/>and might also<text:s/></text:span><text:span text:style-name="T324">explain areas that you had to revise after some investigation</text:span><text:span text:style-name="T325">.</text:span></text:p>
      <text:p text:style-name="P326"/>
      <text:p text:style-name="Normal"><text:span text:style-name="T327">Typically, for an<text:s/></text:span><text:span text:style-name="T328">object-oriented design, the discussion will focus on the<text:s/></text:span><text:span text:style-name="T329">choice of objects and classes</text:span><text:span text:style-name="T330"><text:s/>and the<text:s/></text:span><text:span text:style-name="T331">allocation of methods to classes</text:span><text:span text:style-name="T332">. The use made of<text:s/></text:span><text:span text:style-name="T333">reusable components should be described and their source referenced</text:span><text:span text:style-name="T334">. Particularly important decisions concernin</text:span><text:span text:style-name="T335">g<text:s/></text:span><text:span text:style-name="T336">data structures usually affect the architecture of a system</text:span><text:span text:style-name="T337"><text:s/>and so should be described here.</text:span></text:p>
      <text:p text:style-name="P338"/>
      <text:p text:style-name="Normal"><text:span text:style-name="T339">How much material you include</text:span><text:span text:style-name="T340"><text:s/>on detailed design and implementation will<text:s/></text:span><text:span text:style-name="T341">depend very much on the nature of the project</text:span><text:span text:style-name="T342">. It should not be padded out. Think about</text:span><text:span text:style-name="T343"><text:s/></text:span><text:span text:style-name="T344">the significant aspects of your system</text:span><text:span text:style-name="T345">. For example, describe the design of the user interface<text:s/></text:span><text:span text:style-name="T346">if it is a critical aspect of your system</text:span><text:span text:style-name="T347">, or provide detail about<text:s/></text:span><text:span text:style-name="T348">methods and data structures that are not trivial</text:span><text:span text:style-name="T349">.<text:s/></text:span><text:span text:style-name="T350">Do not spend time on long lists of trivial<text:s/></text:span><text:span text:style-name="T351">items</text:span><text:span text:style-name="T352"><text:s/>and repetitive descriptions. If in doubt about what is appropriate, speak to your supervisor.</text:span></text:p>
      <text:p text:style-name="P353"><text:s/></text:p>
      <text:p text:style-name="Normal"><text:span text:style-name="T354">You should also<text:s/></text:span><text:span text:style-name="T355">identify any support tools that you used</text:span><text:span text:style-name="T356">. You should<text:s/></text:span><text:span text:style-name="T357">discuss your choice of implementation tools</text:span><text:span text:style-name="T358"><text:s/>- programming language, compilers, databa</text:span><text:span text:style-name="T359">se management system, program development environment, etc.</text:span></text:p>
      <text:p text:style-name="P360"/>
      <text:p text:style-name="P361">Some example sub-sections may be as follows, but the specific sections are for you to define.<text:s/></text:p>
      <text:h text:style-name="P362" text:outline-level="2"><text:bookmark-start text:name="_Toc222978597"/><text:bookmark-start text:name="_Toc1503559"/><text:bookmark-start text:name="_Toc192777708"/>Overall Architecture<text:bookmark-end text:name="_Toc222978597"/><text:bookmark-end text:name="_Toc1503559"/></text:h>
      <text:p text:style-name="P363"/>
      <text:h text:style-name="P364" text:outline-level="2"><text:bookmark-start text:name="_Toc222978598"/><text:bookmark-start text:name="_Toc1503560"/>Detailed Design<text:bookmark-end text:name="_Toc222978598"/><text:bookmark-end text:name="_Toc1503560"/><text:s/></text:h>
      <text:p text:style-name="P365"/>
      <text:h text:style-name="P366" text:outline-level="3"><text:bookmark-start text:name="_Toc222978599"/><text:bookmark-start text:name="_Toc1503561"/>Even More Detail<text:bookmark-end text:name="_Toc222978599"/><text:bookmark-end text:name="_Toc1503561"/></text:h>
      <text:p text:style-name="P367"/>
      <text:h text:style-name="P368" text:outline-level="2"><text:bookmark-start text:name="_Toc222978600"/><text:bookmark-start text:name="_Toc1503562"/>User Interface Design<text:bookmark-end text:name="_Toc222978600"/><text:bookmark-end text:name="_Toc1503562"/><text:s/></text:h>
      <text:p text:style-name="P369"/>
      <text:h text:style-name="P370" text:outline-level="2"><text:bookmark-start text:name="_Toc222978601"/><text:bookmark-start text:name="_Toc1503563"/>Other Relevant Sections<text:bookmark-end text:name="_Toc222978601"/><text:bookmark-end text:name="_Toc1503563"/></text:h>
      <text:p text:style-name="P371"/>
      <text:p text:style-name="P372"/>
      <text:h text:style-name="P373" text:outline-level="1"><text:bookmark-start text:name="_Toc222978602"/><text:bookmark-start text:name="_Toc1503564"/>Implementation<text:bookmark-end text:name="_Toc192777708"/><text:bookmark-end text:name="_Toc222978602"/><text:bookmark-end text:name="_Toc1503564"/></text:h>
      <text:p text:style-name="P374"><text:bookmark-start text:name="_Toc192777712"/>The implementation should discuss any issues you encountered as you tried to implement your design. During the work, you might have found that elements of your design were unnecessary or overly complex; perhaps third-party libraries<text:s/>were available that simplified some of the functions that you intended to implement. If things were easier in some areas, then how did you adapt your project to take account of your findings?</text:p>
      <text:p text:style-name="P375"/>
      <text:p text:style-name="P376">It is more likely that things were more complex than you first<text:s/>thought. In particular, were there any problems or difficulties that you found during implementation that you had to address? Did such problems simply delay you or were they more significant?</text:p>
      <text:p text:style-name="P377"/>
      <text:p text:style-name="Normal"><text:span text:style-name="T378">You can conclude this section by reviewing the end of the imple</text:span><text:span text:style-name="T379">mentation stage against the planned requirements.<text:s/></text:span></text:p>
      <text:p text:style-name="P380"/>
      <text:h text:style-name="P381" text:outline-level="1"><text:bookmark-start text:name="_Toc222978603"/><text:bookmark-start text:name="_Toc1503565"/>Testing<text:bookmark-end text:name="_Toc192777712"/><text:bookmark-end text:name="_Toc222978603"/><text:bookmark-end text:name="_Toc1503565"/></text:h>
      <text:p text:style-name="P382">Detailed descriptions of every test case are definitely not what is required in this section; the place for detailed lists of tests cases is in an appendix. In this section, it is more important<text:s/>to show that you adopted a sensible strategy that was, in principle, capable of testing the system adequately even if you did not have the time to test the system fully.</text:p>
      <text:p text:style-name="P383"/>
      <text:p text:style-name="P384">Provide information in the body of your report and the appendix to explain the testing that has been performed. How does this testing address the requirements and design for the project?</text:p>
      <text:p text:style-name="P385"/>
      <text:p text:style-name="P386">How comprehensive is the testing within the constraints of the project? <text:s/>Are you testing the normal working behaviour? Are you testing the exceptional behaviour, e.g. error conditions? Are you testing security issues if they are relevant for your project?<text:s/></text:p>
      <text:p text:style-name="P387"/>
      <text:p text:style-name="P388">Have you tested your system on “real users”? For example, if your system is supposed to solve a problem for a business, then it would be appropriate to<text:s/>present your approach to involve the users in the testing process and to record the results that you obtained. Depending on the level of detail, it is likely that you would put any detailed results in an appendix.</text:p>
      <text:p text:style-name="P389"/>
      <text:p text:style-name="P390">Whilst testing with “real users” can be<text:s/>useful, don't see it as a way to shortcut detailed testing of your own. Think about issues discussed in the lectures about until testing, integration testing, etc. User testing without sensible testing of your own is not a useful activity.</text:p>
      <text:p text:style-name="P391"/>
      <text:p text:style-name="P392">The following sections indicate some areas you might include. Other sections may be more appropriate to your project.<text:s/></text:p>
      <text:h text:style-name="P393" text:outline-level="2"><text:bookmark-start text:name="_Toc222978604"/><text:bookmark-start text:name="_Toc1503566"/>Overall Approach to Testing<text:bookmark-end text:name="_Toc222978604"/><text:bookmark-end text:name="_Toc1503566"/><text:s/></text:h>
      <text:p text:style-name="P394"/>
      <text:h text:style-name="P395" text:outline-level="2"><text:bookmark-start text:name="_Toc222978605"/><text:bookmark-start text:name="_Toc1503567"/>Automated Testing<text:bookmark-end text:name="_Toc222978605"/><text:bookmark-end text:name="_Toc1503567"/><text:s/></text:h>
      <text:p text:style-name="P396"/>
      <text:h text:style-name="P397" text:outline-level="3"><text:bookmark-start text:name="_Toc222978606"/><text:bookmark-start text:name="_Toc1503568"/>Unit Tests<text:bookmark-end text:name="_Toc222978606"/><text:bookmark-end text:name="_Toc1503568"/></text:h>
      <text:p text:style-name="P398"/>
      <text:h text:style-name="P399" text:outline-level="3"><text:bookmark-start text:name="_Toc222978607"/><text:bookmark-start text:name="_Toc1503569"/>User Interface Testing<text:bookmark-end text:name="_Toc222978607"/><text:bookmark-end text:name="_Toc1503569"/><text:s/></text:h>
      <text:p text:style-name="P400"/>
      <text:h text:style-name="P401" text:outline-level="3"><text:bookmark-start text:name="_Toc222978608"/><text:bookmark-start text:name="_Toc1503570"/>Stress Testing<text:bookmark-end text:name="_Toc222978608"/><text:bookmark-end text:name="_Toc1503570"/><text:s/></text:h>
      <text:p text:style-name="P402"/>
      <text:h text:style-name="P403" text:outline-level="3"><text:bookmark-start text:name="_Toc222978609"/><text:bookmark-start text:name="_Toc1503571"/>Other Types of Testing<text:bookmark-end text:name="_Toc222978609"/><text:bookmark-end text:name="_Toc1503571"/><text:s/></text:h>
      <text:p text:style-name="P404"/>
      <text:h text:style-name="P405" text:outline-level="2"><text:bookmark-start text:name="_Toc222978610"/><text:bookmark-start text:name="_Toc1503572"/><text:soft-page-break/>Integration Testing<text:bookmark-end text:name="_Toc222978610"/><text:bookmark-end text:name="_Toc1503572"/><text:s/></text:h>
      <text:p text:style-name="P406"/>
      <text:h text:style-name="P407" text:outline-level="2"><text:bookmark-start text:name="_Toc222978611"/><text:bookmark-start text:name="_Toc1503573"/>User Testing<text:bookmark-end text:name="_Toc222978611"/><text:bookmark-end text:name="_Toc1503573"/></text:h>
      <text:p text:style-name="P408"/>
      <text:p text:style-name="P409"><text:bookmark-start text:name="_Toc192777716"/></text:p>
      <text:h text:style-name="P410" text:outline-level="1"><text:bookmark-start text:name="_Toc222978612"/><text:bookmark-start text:name="_Toc1503574"/>Critical Evaluation<text:bookmark-end text:name="_Toc192777716"/><text:bookmark-end text:name="_Toc222978612"/><text:bookmark-end text:name="_Toc1503574"/></text:h>
      <text:p text:style-name="P411">Examiners expect to find a section addressing questions such as:</text:p>
      <text:p text:style-name="P412"/>
      <text:list text:style-name="LFO8" text:continue-numbering="true">
        <text:list-item>
          <text:p text:style-name="P413">Were the requirements correctly identified?</text:p>
        </text:list-item>
        <text:list-item>
          <text:p text:style-name="P414">Were the design decisions correct?</text:p>
        </text:list-item>
        <text:list-item>
          <text:p text:style-name="P415">Could a more suitable set of tools have been chosen?</text:p>
        </text:list-item>
        <text:list-item>
          <text:p text:style-name="P416">How well did the<text:s/>software meet the needs of those who were expecting to use it?<text:s/></text:p>
        </text:list-item>
        <text:list-item>
          <text:p text:style-name="P417">How well were any other project aims achieved?<text:s/></text:p>
        </text:list-item>
        <text:list-item>
          <text:p text:style-name="P418">If you were starting again, what would you do differently?</text:p>
        </text:list-item>
      </text:list>
      <text:p text:style-name="P419"/>
      <text:p text:style-name="P420">Other questions can be addressed as appropriate for a project.<text:s/></text:p>
      <text:p text:style-name="P421"/>
      <text:p text:style-name="P422">The questions are an indication of issues you should consider. They are not intended as a specification of a list of sections.</text:p>
      <text:p text:style-name="P423"/>
      <text:p text:style-name="P424">The evaluation is regarded as an important part of the project report; it should demonstrate that you are capable not only of carrying out a piece<text:s/>of work but also of thinking critically about how you did it and how you might have done it better. This is seen as an important part of an honours degree.<text:s/></text:p>
      <text:p text:style-name="P425"/>
      <text:p text:style-name="P426">There will be good things in the work and aspects of the work that could be improved. As you write<text:s/>this section, identify and discuss the parts of the work that went well and also consider ways in which the work could be improved.<text:s/></text:p>
      <text:p text:style-name="P427"/>
      <text:p text:style-name="P428">In the latter stages of the module, we will discuss the evaluation. That will probably be around week 9, although that differs each year.</text:p>
      <text:p text:style-name="P429"/>
      <text:p text:style-name="P430"/>
      <text:p text:style-name="P431"/>
      <text:h text:style-name="P432" text:outline-level="1"><text:bookmark-start text:name="_Toc222978616"/><text:bookmark-start text:name="_Toc1503575"/>Annotated Bibliography<text:bookmark-end text:name="_Toc222978616"/><text:bookmark-end text:name="_Toc1503575"/></text:h>
      <text:p text:style-name="P433">This final section should list all relevant resources that you have consulted in researching your project. Each reference should also include a brief annotation.<text:s/></text:p>
      <text:p text:style-name="P434"/>
      <text:list text:style-name="LFO9" text:continue-numbering="true">
        <text:list-item>
          <text:p text:style-name="P435"><text:bookmark-start text:name="_Ref180721199"/><text:span text:style-name="T436">Sylvia Duckworth. A picture of a kitten at<text:s/></text:span><text:span text:style-name="T437">Hellifield Peel.<text:s/></text:span><text:a xlink:href="http://www.geograph.org.uk/photo/640959" office:target-frame-name="_top" xlink:show="replace"><text:span text:style-name="T438">http://www.geograph.org.uk/photo/640959</text:span></text:a><text:span text:style-name="T439">, 2007. Copyright Sylvia Duckworth and licensed for reuse under a Creative Commons Attribution-Share Alike 2.0 Generic Licence. Accessed August</text:span><text:span text:style-name="T440"><text:s/>2011.</text:span></text:p>
        </text:list-item>
      </text:list>
      <text:p text:style-name="P441"/>
      <text:p text:style-name="P442">This is my annotation. I should add in a description here.<text:s/><text:line-break/></text:p>
      <text:list text:style-name="LFO9" text:continue-numbering="true">
        <text:list-item>
          <text:p text:style-name="P443"><text:span text:style-name="T444">Mark Neal, Jan Feyereisl, Rosario Rascunà, and Xiaolei Wang. Don’t touch me, I’m fine: Robot autonomy using an artificial innate immune system. In<text:s/></text:span><text:span text:style-name="T445">Proceedings of the 5th International<text:s/></text:span><text:span text:style-name="T446">Conference on Artificial Immune Systems</text:span><text:span text:style-name="T447">, pages 349–361. Springer, 2006</text:span><text:bookmark-end text:name="_Ref180721199"/><text:span text:style-name="T448">.</text:span></text:p>
        </text:list-item>
      </text:list>
      <text:p text:style-name="P449"/>
      <text:p text:style-name="P450">This paper…<text:line-break/></text:p>
      <text:list text:style-name="LFO9" text:continue-numbering="true">
        <text:list-item>
          <text:p text:style-name="P451"><text:bookmark-start text:name="_Ref180721201"/><text:span text:style-name="T452">W.H. Press et al.<text:s/></text:span><text:span text:style-name="T453">Numerical recipes in C</text:span><text:span text:style-name="T454">. Cambridge University Press Cambridge, 1992.</text:span><text:bookmark-end text:name="_Ref180721201"/></text:p>
        </text:list-item>
      </text:list>
      <text:p text:style-name="P455"/>
      <text:p text:style-name="P456"><text:span text:style-name="T457">This is my annotation. I can add in comments that are in<text:s/></text:span><text:span text:style-name="T458">bold</text:span><text:span text:style-name="T459"><text:s/>and<text:s/></text:span><text:span text:style-name="T460">italics</text:span><text:span text:style-name="T461"><text:s/></text:span><text:span text:style-name="T462">and then<text:s/></text:span><text:span text:style-name="T463">further content.</text:span></text:p>
      <text:p text:style-name="P464"/>
      <text:list text:style-name="LFO9" text:continue-numbering="true">
        <text:list-item>
          <text:p text:style-name="P465"><text:bookmark-start text:name="_Ref180722753"/><text:span text:style-name="T466">Various. Fail blog.<text:s/></text:span><text:a xlink:href="http://www.failblog.org/" office:target-frame-name="_top" xlink:show="replace"><text:span text:style-name="T467">http://www.failblog.org/</text:span></text:a><text:span text:style-name="T468">, August 2011. Accessed August 2011.</text:span><text:bookmark-end text:name="_Ref180722753"/><text:span text:style-name="T469"><text:line-break/></text:span><text:span text:style-name="T470"><text:line-break/></text:span><text:span text:style-name="T471">This is my annotation. I should add in a description here.<text:s/></text:span></text:p>
        </text:list-item>
      </text:list>
      <text:p text:style-name="P472"/>
      <text:list text:style-name="LFO9" text:continue-numbering="true">
        <text:list-item>
          <text:p text:style-name="P473"><text:bookmark-start text:name="_Ref258235107"/><text:span text:style-name="T474">Apache Software Foundation (2014) “</text:span><text:span text:style-name="T475">Apache POI - the J</text:span><text:span text:style-name="T476">ava API for Microsoft Documents</text:span><text:span text:style-name="T477">” (Online) Available at:<text:s/></text:span><text:a xlink:href="http://poi.apache.org" office:target-frame-name="_top" xlink:show="replace"><text:span text:style-name="T478">http://poi.apache.org</text:span></text:a><text:span text:style-name="T479"><text:s/>Accessed: 14</text:span><text:span text:style-name="T480">th</text:span><text:span text:style-name="T481"><text:s/>March 2014.</text:span><text:bookmark-end text:name="_Ref258235107"/></text:p>
        </text:list-item>
      </text:list>
      <text:p text:style-name="P482"/>
      <text:p text:style-name="P483">This is my annotation. I should add in a description here.</text:p>
      <text:p text:style-name="P484"/>
      <text:list text:style-name="LFO9" text:continue-numbering="true">
        <text:list-item>
          <text:p text:style-name="P485"><text:bookmark-start text:name="_Ref258235124"/><text:span text:style-name="T486">Apache Software Foundation (2004) “Apache License,<text:s/></text:span><text:span text:style-name="T487">Version 2.0” (Online) Available at:<text:s/></text:span><text:a xlink:href="http://www.apache.org/licenses/LICENSE-2.0" office:target-frame-name="_top" xlink:show="replace"><text:span text:style-name="T488">http://www.apache.org/licenses/LICENSE-2.0</text:span></text:a><text:span text:style-name="T489"><text:s/>Accessed: 14th March 2014.</text:span><text:bookmark-end text:name="_Ref258235124"/><text:span text:style-name="T490"><text:s/></text:span></text:p>
        </text:list-item>
      </text:list>
      <text:p text:style-name="P491"/>
      <text:p text:style-name="P492">This is my annotation. I should add in a description here.</text:p>
      <text:p text:style-name="P493"/>
      <text:list text:style-name="LFO9" text:continue-numbering="true">
        <text:list-item>
          <text:p text:style-name="P494"><text:bookmark-start text:name="_Ref480999028"/><text:span text:style-name="T495">Neil Taylor, “MMP_S08 Projec</text:span><text:span text:style-name="T496">t Report and Technical Work”, 2019 (Online) Available at:<text:s/></text:span><text:a xlink:href="http://blackboard.aber.ac.uk/" office:target-frame-name="_top" xlink:show="replace"><text:span text:style-name="T497">http://blackboard.aber.ac.uk/</text:span></text:a><text:span text:style-name="T498"><text:s/>Accessed 19</text:span><text:span text:style-name="T499">th</text:span><text:span text:style-name="T500"><text:s/>February 2019.</text:span><text:bookmark-end text:name="_Ref480999028"/><text:span text:style-name="T501"><text:s/></text:span></text:p>
        </text:list-item>
      </text:list>
      <text:p text:style-name="P502"/>
      <text:p text:style-name="P503">A document that outlines information about the marking guide for the Project Report and Technical Work. This is published in the Resources folder on Blackboard.<text:line-break/></text:p>
      <text:p text:style-name="Normal"><text:bookmark-start text:name="_Toc192777717"/></text:p>
      <text:h text:style-name="P504" text:outline-level="1"><text:bookmark-start text:name="_Toc222978613"/><text:bookmark-start text:name="_Toc1503576"/><text:soft-page-break/>Appendices<text:bookmark-end text:name="_Toc192777717"/><text:bookmark-end text:name="_Toc222978613"/><text:bookmark-end text:name="_Toc1503576"/></text:h>
      <text:p text:style-name="P505">The appendices are for additional content that is useful to support the discussion in the report. It is material that is not necessarily needed in the body of the report,<text:s/>but its inclusion in the appendices makes it easy to access.</text:p>
      <text:p text:style-name="P506"/>
      <text:p text:style-name="P507">For example, if you have developed a Design Specification document as part of a plan-driven approach for the project, then it would be appropriate to include that document as an appendix. In the<text:s/>body of your report you would highlight the most interesting aspects of the design, referring your reader to the full specification for further detail.</text:p>
      <text:p text:style-name="P508"/>
      <text:p text:style-name="P509">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10"/>
      <text:p text:style-name="P511">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12"/>
      <text:list text:style-name="LFO22" text:continue-numbering="true">
        <text:list-item>
          <text:list>
            <text:list-item>
              <text:p text:style-name="P513"><text:bookmark-start text:name="_Toc222978614"/><text:bookmark-start text:name="_Toc1503577"/>Third-Party Code and Libraries<text:bookmark-end text:name="_Toc222978614"/><text:bookmark-end text:name="_Toc1503577"/></text:p>
            </text:list-item>
          </text:list>
        </text:list-item>
      </text:list>
      <text:p text:style-name="P514">If you have made use of any third-party code or software libraries, i.e. any code that you have not designed and written yourself, then you must include this appendix.<text:s/></text:p>
      <text:p text:style-name="P515"/>
      <text:p text:style-name="P516">As has been said in lectures, it is acceptable and likely that you will make use of third-party code and software libraries. If third-party code or libraries are used, your work will build on that to produce notable new work. The key requirement is that we understand what your original work is and what work is based on that of other people.</text:p>
      <text:p text:style-name="P517"/>
      <text:p text:style-name="P518">Therefore, you need to clearly state what you have used and where the original material can be found. Also, if you have made any changes to the original versions, you must explain what you have changed.<text:s/></text:p>
      <text:p text:style-name="P519"/>
      <text:p text:style-name="P520">The following is an example of what you might say.</text:p>
      <text:p text:style-name="P521"/>
      <text:p text:style-name="Normal"><text:span text:style-name="T522">Apache POI library</text:span><text:span text:style-name="T523"><text:s/>– The project has been used to read and write Microsoft Excel files (XLS) as part of the interaction with the client’s existing system for processing data. Version 3.10-FINAL was used. The library<text:s/></text:span><text:span text:style-name="T524">is open source and it is available from the Apache Software Foundation<text:s/></text:span><text:span text:style-name="T525"><text:bookmark-ref text:ref-name="_Ref258235107" text:reference-format="text">[5]</text:bookmark-ref></text:span><text:span text:style-name="T526">. The library is released using the Apache License<text:s/></text:span><text:span text:style-name="T527"><text:bookmark-ref text:ref-name="_Ref258235124" text:reference-format="text">[6]</text:bookmark-ref></text:span><text:span text:style-name="T528">. This library was used without modification.<text:s/></text:span></text:p>
      <text:p text:style-name="P529"/>
      <text:p text:style-name="P530">Include as many declarations as appropriate for your work. The specific wording is less important than the fact that you are declaring the relevant work.</text:p>
      <text:p text:style-name="P531"/>
      <text:p text:style-name="P532"/>
      <text:p text:style-name="P533"/>
      <text:list text:style-name="LFO22" text:continue-numbering="true">
        <text:list-item>
          <text:list>
            <text:list-item>
              <text:p text:style-name="P534"><text:bookmark-start text:name="_Toc1503578"/><text:bookmark-start text:name="_Toc222978615"/>Ethics Submission<text:bookmark-end text:name="_Toc1503578"/></text:p>
            </text:list-item>
          </text:list>
        </text:list-item>
      </text:list>
      <text:p text:style-name="P535">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536"/>
      <text:list text:style-name="LFO22" text:continue-numbering="true">
        <text:list-item>
          <text:list>
            <text:list-item>
              <text:p text:style-name="P537"><text:bookmark-start text:name="_Toc1503579"/>Code Samples<text:bookmark-end text:name="_Toc222978615"/><text:bookmark-end text:name="_Toc1503579"/></text:p>
            </text:list-item>
          </text:list>
        </text:list-item>
      </text:list>
      <text:p text:style-name="P538"/>
      <text:p text:style-name="P539">This is an example appendix. <text:s/>Include as many appendices as you need. The appendices do not count towards the overall word count for the report.<text:s/></text:p>
      <text:p text:style-name="P540"/>
      <text:p text:style-name="P541">For some projects, it might be relevant to include some code extracts in an appendix. You are not expected to<text:s/>put all of your code here - the correct place for all of your code is in the technical submission that is made in addition to the Project Report. However, if there are some notable aspects of the code that you discuss, including that in an appendix might<text:s/>be useful to make it easier for your readers to access.</text:p>
      <text:p text:style-name="P542"/>
      <text:p text:style-name="P543">As a general guide, if you are discussing short extracts of code then you are advised to include such code in the body of the report. If there is a longer extract that is relevant, then you might include it as shown in the following section.</text:p>
      <text:p text:style-name="P544"/>
      <text:p text:style-name="P545">Only include code in the appendix if that code is discussed and referred to in the body of the report.</text:p>
      <text:p text:style-name="P546"/>
      <text:p text:style-name="P547">Random Number Generator</text:p>
      <text:p text:style-name="P548">The Bayes Durham Shuffle ensures that the pseudo random numbers used in the simulation are further shuffled, ensuring minimal correlation between subsequent random outputs.</text:p>
      <text:p text:style-name="P549"/>
      <text:p text:style-name="P550">// Some example code here…</text:p>
      <text:p text:style-name="Normal"><text:span text:style-name="T55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wiss"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1666in"/>
      <style:text-properties style:font-name-asian="MS Gothic" style:font-name-complex="Times New Roman" fo:font-weight="bold" style:font-weight-asian="bold" style:font-weight-complex="bold"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1666in"/>
      <style:text-properties style:font-name-asian="MS Gothic" style:font-name-complex="Times New Roman" fo:font-weight="bold" style:font-weight-asian="bold" style:font-weight-complex="bold" fo:color="#365F9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1388in"/>
      <style:text-properties style:font-name-asian="MS Gothic" style:font-name-complex="Times New Roman" fo:font-weight="bold" style:font-weight-asian="bold" style:font-weight-complex="bold" fo:color="#548DD4"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Calibri" style:font-name-complex="Calibri" fo:font-size="11pt" style:font-size-asian="11pt" style:font-size-complex="12pt" fo:language="en" fo:country="US" fo:hyphenate="fals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text-align="start" fo:margin-top="0.25in"/>
      <style:text-properties fo:font-weight="bold" style:font-weight-asian="bold" style:font-weight-complex="bold" fo:text-transform="uppercase" fo:font-size="12pt" style:font-size-asian="12pt" fo:hyphenate="false"/>
    </style:style>
    <style:style style:name="TOC2" style:display-name="TOC 2" style:family="paragraph" style:parent-style-name="Normal" style:next-style-name="Normal" style:auto-update="true">
      <style:paragraph-properties fo:text-align="start" fo:margin-top="0.1666in"/>
      <style:text-properties style:font-name="Cambria" fo:font-weight="bold" style:font-weight-asian="bold" style:font-weight-complex="bold" fo:font-size="10pt" style:font-size-asian="10pt" style:font-size-complex="10pt" fo:hyphenate="false"/>
    </style:style>
    <style:style style:name="TOC3" style:display-name="TOC 3" style:family="paragraph" style:parent-style-name="Normal" style:next-style-name="Normal" style:auto-update="true">
      <style:paragraph-properties fo:text-align="start" fo:margin-left="0.1527in">
        <style:tab-stops/>
      </style:paragraph-properties>
      <style:text-properties style:font-name="Cambria" fo:font-size="10pt" style:font-size-asian="10pt" style:font-size-complex="10pt" fo:hyphenate="false"/>
    </style:style>
    <style:style style:name="TOC4" style:display-name="TOC 4" style:family="paragraph" style:parent-style-name="Normal" style:next-style-name="Normal" style:auto-update="true">
      <style:paragraph-properties fo:text-align="start" fo:margin-left="0.3055in">
        <style:tab-stops/>
      </style:paragraph-properties>
      <style:text-properties style:font-name="Cambria" fo:font-size="10pt" style:font-size-asian="10pt" style:font-size-complex="10pt" fo:hyphenate="false"/>
    </style:style>
    <style:style style:name="TOC5" style:display-name="TOC 5" style:family="paragraph" style:parent-style-name="Normal" style:next-style-name="Normal" style:auto-update="true">
      <style:paragraph-properties fo:text-align="start" fo:margin-left="0.4583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6111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0.7638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0.91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0694in">
        <style:tab-stops/>
      </style:paragraph-properties>
      <style:text-properties style:font-name="Cambria" fo:font-size="10pt" style:font-size-asian="10pt" style:font-size-complex="10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365F91"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548DD4" fo:font-size="11pt" style:font-size-asian="11pt" style:font-size-complex="12pt" fo:language="en" fo:country="US"/>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fo:text-align="start">
        <style:tab-stops>
          <style:tab-stop style:type="left" style:position="0.2673in"/>
        </style:tab-stops>
      </style:paragraph-properties>
      <style:text-properties style:font-name="Cambria" fo:language="en" fo:country="GB"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rontMatterHeader" style:display-name="Front Matter Header" style:family="paragraph" style:parent-style-name="Normal">
      <style:paragraph-properties fo:text-align="center"/>
      <style:text-properties fo:font-weight="bold" style:font-weight-asian="bold" fo:color="#365F91" fo:font-size="14pt" style:font-size-asian="14pt" fo:language="en" fo:country="GB" fo:hyphenate="false"/>
    </style:style>
    <style:style style:name="Title" style:display-name="Title" style:family="paragraph" style:parent-style-name="Normal" style:next-style-name="Normal">
      <style:paragraph-properties fo:text-align="center"/>
      <style:text-properties style:font-name-asian="MS Gothic" style:font-name-complex="Times New Roman" fo:color="#365F91" fo:letter-spacing="-0.0069in" style:letter-kerning="true" fo:font-size="28pt" style:font-size-asian="28pt" style:font-size-complex="28pt" fo:language="en" fo:country="GB" fo:hyphenate="false"/>
    </style:style>
    <style:style style:name="TitleChar" style:display-name="Title Char" style:family="text" style:parent-style-name="DefaultParagraphFont">
      <style:text-properties style:font-name="Calibri" style:font-name-asian="MS Gothic" style:font-name-complex="Times New Roman" fo:color="#365F91" fo:letter-spacing="-0.0069in" style:letter-kerning="true" fo:font-size="28pt" style:font-size-asian="28pt" style:font-size-complex="28pt"/>
    </style: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My Project Title<text:tab/><text:tab/>Your name (userid)</text:p>
      </style:header>
      <style:footer>
        <text:p text:style-name="P2">Page<text:s/><text:page-number text:fixed="false">5</text:page-number><text:s/>of 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dgkinson</meta:initial-creator>
    <dc:creator>Peter Hodgkinson</dc:creator>
    <meta:creation-date>2019-03-31T16:16:00Z</meta:creation-date>
    <dc:date>2019-04-11T21:36:00Z</dc:date>
    <meta:print-date>2014-04-04T11:58:00Z</meta:print-date>
    <meta:template xlink:href="MMP_Final_Report_Template_SE_Project.dotx" xlink:type="simple"/>
    <meta:editing-cycles>8</meta:editing-cycles>
    <meta:editing-duration>PT68340S</meta:editing-duration>
    <meta:document-statistic meta:page-count="16" meta:paragraph-count="32" meta:word-count="2457" meta:character-count="16436" meta:row-count="116" meta:non-whitespace-character-count="14011"/>
  </office:meta>
</office:document-meta>
</file>